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fo:background-color="#ffff00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background-color="#99ff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x init" table:style-name="ta1">
        <table:shapes>
          <draw:frame draw:z-index="0" draw:style-name="gr1" draw:text-style-name="P1" svg:width="20.069cm" svg:height="12.997cm" svg:x="30.524cm" svg:y="9.52cm">
            <draw:object draw:notify-on-update-of-ranges="'tex init'.P2:'tex init'.P13 'tex init'.A19:'tex init'.A19 'tex init'.J20:'tex init'.J31 'tex init'.A1:'tex init'.A1 'tex init'.J2:'tex init'.J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texture with mips</text:p>
          </table:table-cell>
          <table:table-cell office:value-type="string" calcext:value-type="string">
            <text:p>size</text:p>
          </table:table-cell>
          <table:table-cell table:number-columns-repeated="7"/>
          <table:table-cell table:style-name="Default" office:value-type="string" calcext:value-type="string">
            <text:p>avg</text:p>
          </table:table-cell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w=h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al size ?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11" calcext:value-type="float">
            <text:p>5,11</text:p>
          </table:table-cell>
          <table:table-cell office:value-type="float" office:value="5.01" calcext:value-type="float">
            <text:p>5,01</text:p>
          </table:table-cell>
          <table:table-cell office:value-type="float" office:value="4.986" calcext:value-type="float">
            <text:p>4,986</text:p>
          </table:table-cell>
          <table:table-cell office:value-type="float" office:value="5.23" calcext:value-type="float">
            <text:p>5,23</text:p>
          </table:table-cell>
          <table:table-cell office:value-type="float" office:value="5.004" calcext:value-type="float">
            <text:p>5,004</text:p>
          </table:table-cell>
          <table:table-cell/>
          <table:table-cell table:formula="of:=AVERAGE([.D2:.H2])" office:value-type="float" office:value="5.068" calcext:value-type="float">
            <text:p>5,068</text:p>
          </table:table-cell>
          <table:table-cell table:formula="of:=STDEV([.D2:.H2])" office:value-type="float" office:value="0.102703456611742" calcext:value-type="float">
            <text:p>0,1027034566</text:p>
          </table:table-cell>
          <table:table-cell table:number-columns-repeated="4"/>
          <table:table-cell table:formula="of:=2^[.A2]" office:value-type="float" office:value="1" calcext:value-type="float">
            <text:p>1</text:p>
          </table:table-cell>
          <table:table-cell table:formula="of:=[.P2]*[.P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Q2]+[.Q2]/3" office:value-type="float" office:value="1.33333333333333" calcext:value-type="float">
            <text:p>1,33333333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*2" office:value-type="float" office:value="2" calcext:value-type="float">
            <text:p>2</text:p>
          </table:table-cell>
          <table:table-cell/>
          <table:table-cell office:value-type="float" office:value="0.086" calcext:value-type="float">
            <text:p>0,086</text:p>
          </table:table-cell>
          <table:table-cell office:value-type="float" office:value="0.088" calcext:value-type="float">
            <text:p>0,088</text:p>
          </table:table-cell>
          <table:table-cell table:number-columns-repeated="3" office:value-type="float" office:value="0.082" calcext:value-type="float">
            <text:p>0,082</text:p>
          </table:table-cell>
          <table:table-cell/>
          <table:table-cell table:formula="of:=AVERAGE([.D3:.H3])" office:value-type="float" office:value="0.084" calcext:value-type="float">
            <text:p>0,084</text:p>
          </table:table-cell>
          <table:table-cell table:formula="of:=STDEV([.D3:.H3])" office:value-type="float" office:value="0.00282842712474619" calcext:value-type="float">
            <text:p>0,0028284271</text:p>
          </table:table-cell>
          <table:table-cell table:formula="of:=[.J3]/[.J2]" office:value-type="float" office:value="0.0165745856353591" calcext:value-type="float">
            <text:p>0,0165745856</text:p>
          </table:table-cell>
          <table:table-cell table:number-columns-repeated="3"/>
          <table:table-cell table:formula="of:=2^[.A3]" office:value-type="float" office:value="2" calcext:value-type="float">
            <text:p>2</text:p>
          </table:table-cell>
          <table:table-cell table:formula="of:=[.P3]*[.P3]" office:value-type="float" office:value="4" calcext:value-type="float">
            <text:p>4</text:p>
          </table:table-cell>
          <table:table-cell table:formula="of:=[.Q3]+[.R2]" office:value-type="float" office:value="5" calcext:value-type="float">
            <text:p>5</text:p>
          </table:table-cell>
          <table:table-cell table:formula="of:=[.Q3]+[.Q3]/3" office:value-type="float" office:value="5.33333333333333" calcext:value-type="float">
            <text:p>5,33333333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*2" office:value-type="float" office:value="4" calcext:value-type="float">
            <text:p>4</text:p>
          </table:table-cell>
          <table:table-cell/>
          <table:table-cell office:value-type="float" office:value="0.081" calcext:value-type="float">
            <text:p>0,081</text:p>
          </table:table-cell>
          <table:table-cell office:value-type="float" office:value="0.85" calcext:value-type="float">
            <text:p>0,85</text:p>
          </table:table-cell>
          <table:table-cell office:value-type="float" office:value="0.083" calcext:value-type="float">
            <text:p>0,083</text:p>
          </table:table-cell>
          <table:table-cell office:value-type="float" office:value="0.1" calcext:value-type="float">
            <text:p>0,1</text:p>
          </table:table-cell>
          <table:table-cell office:value-type="float" office:value="0.083" calcext:value-type="float">
            <text:p>0,083</text:p>
          </table:table-cell>
          <table:table-cell/>
          <table:table-cell table:formula="of:=AVERAGE([.D4:.H4])" office:value-type="float" office:value="0.2394" calcext:value-type="float">
            <text:p>0,239</text:p>
          </table:table-cell>
          <table:table-cell table:formula="of:=STDEV([.D4:.H4])" office:value-type="float" office:value="0.341422465576007" calcext:value-type="float">
            <text:p>0,3414224656</text:p>
          </table:table-cell>
          <table:table-cell table:formula="of:=[.J4]/[.J3]" office:value-type="float" office:value="2.85" calcext:value-type="float">
            <text:p>2,85</text:p>
          </table:table-cell>
          <table:table-cell table:number-columns-repeated="3"/>
          <table:table-cell table:formula="of:=2^[.A4]" office:value-type="float" office:value="4" calcext:value-type="float">
            <text:p>4</text:p>
          </table:table-cell>
          <table:table-cell table:formula="of:=[.P4]*[.P4]" office:value-type="float" office:value="16" calcext:value-type="float">
            <text:p>16</text:p>
          </table:table-cell>
          <table:table-cell table:formula="of:=[.Q4]+[.R3]" office:value-type="float" office:value="21" calcext:value-type="float">
            <text:p>21</text:p>
          </table:table-cell>
          <table:table-cell table:formula="of:=[.Q4]+[.Q4]/3" office:value-type="float" office:value="21.3333333333333" calcext:value-type="float">
            <text:p>21,33333333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*2" office:value-type="float" office:value="8" calcext:value-type="float">
            <text:p>8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0.124" calcext:value-type="float">
            <text:p>0,124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8" calcext:value-type="float">
            <text:p>0,128</text:p>
          </table:table-cell>
          <table:table-cell office:value-type="float" office:value="0.126" calcext:value-type="float">
            <text:p>0,126</text:p>
          </table:table-cell>
          <table:table-cell/>
          <table:table-cell table:formula="of:=AVERAGE([.D5:.H5])" office:value-type="float" office:value="0.125" calcext:value-type="float">
            <text:p>0,125</text:p>
          </table:table-cell>
          <table:table-cell table:formula="of:=STDEV([.D5:.H5])" office:value-type="float" office:value="0.00316227766016838" calcext:value-type="float">
            <text:p>0,0031622777</text:p>
          </table:table-cell>
          <table:table-cell table:formula="of:=[.J5]/[.J4]" office:value-type="float" office:value="0.522138680033417" calcext:value-type="float">
            <text:p>0,52213868</text:p>
          </table:table-cell>
          <table:table-cell table:number-columns-repeated="3"/>
          <table:table-cell table:formula="of:=2^[.A5]" office:value-type="float" office:value="8" calcext:value-type="float">
            <text:p>8</text:p>
          </table:table-cell>
          <table:table-cell table:formula="of:=[.P5]*[.P5]" office:value-type="float" office:value="64" calcext:value-type="float">
            <text:p>64</text:p>
          </table:table-cell>
          <table:table-cell table:formula="of:=[.Q5]+[.R4]" office:value-type="float" office:value="85" calcext:value-type="float">
            <text:p>85</text:p>
          </table:table-cell>
          <table:table-cell table:formula="of:=[.Q5]+[.Q5]/3" office:value-type="float" office:value="85.3333333333333" calcext:value-type="float">
            <text:p>85,33333333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*2" office:value-type="float" office:value="16" calcext:value-type="float">
            <text:p>16</text:p>
          </table:table-cell>
          <table:table-cell/>
          <table:table-cell office:value-type="float" office:value="0.21" calcext:value-type="float">
            <text:p>0,21</text:p>
          </table:table-cell>
          <table:table-cell office:value-type="float" office:value="0.221" calcext:value-type="float">
            <text:p>0,221</text:p>
          </table:table-cell>
          <table:table-cell table:number-columns-repeated="2" office:value-type="float" office:value="0.218" calcext:value-type="float">
            <text:p>0,218</text:p>
          </table:table-cell>
          <table:table-cell office:value-type="float" office:value="0.217" calcext:value-type="float">
            <text:p>0,217</text:p>
          </table:table-cell>
          <table:table-cell/>
          <table:table-cell table:formula="of:=AVERAGE([.D6:.H6])" office:value-type="float" office:value="0.2168" calcext:value-type="float">
            <text:p>0,217</text:p>
          </table:table-cell>
          <table:table-cell table:formula="of:=STDEV([.D6:.H6])" office:value-type="float" office:value="0.00408656334834051" calcext:value-type="float">
            <text:p>0,0040865633</text:p>
          </table:table-cell>
          <table:table-cell table:formula="of:=[.J6]/[.J5]" office:value-type="float" office:value="1.7344" calcext:value-type="float">
            <text:p>1,7344</text:p>
          </table:table-cell>
          <table:table-cell table:number-columns-repeated="3"/>
          <table:table-cell table:formula="of:=2^[.A6]" office:value-type="float" office:value="16" calcext:value-type="float">
            <text:p>16</text:p>
          </table:table-cell>
          <table:table-cell table:formula="of:=[.P6]*[.P6]" office:value-type="float" office:value="256" calcext:value-type="float">
            <text:p>256</text:p>
          </table:table-cell>
          <table:table-cell table:formula="of:=[.Q6]+[.R5]" office:value-type="float" office:value="341" calcext:value-type="float">
            <text:p>341</text:p>
          </table:table-cell>
          <table:table-cell table:formula="of:=[.Q6]+[.Q6]/3" office:value-type="float" office:value="341.333333333333" calcext:value-type="float">
            <text:p>341,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*2" office:value-type="float" office:value="32" calcext:value-type="float">
            <text:p>32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0.584" calcext:value-type="float">
            <text:p>0,584</text:p>
          </table:table-cell>
          <table:table-cell table:number-columns-repeated="2" office:value-type="float" office:value="0.581" calcext:value-type="float">
            <text:p>0,581</text:p>
          </table:table-cell>
          <table:table-cell office:value-type="float" office:value="0.588" calcext:value-type="float">
            <text:p>0,588</text:p>
          </table:table-cell>
          <table:table-cell/>
          <table:table-cell table:formula="of:=AVERAGE([.D7:.H7])" office:value-type="float" office:value="0.5808" calcext:value-type="float">
            <text:p>0,581</text:p>
          </table:table-cell>
          <table:table-cell table:formula="of:=STDEV([.D7:.H7])" office:value-type="float" office:value="0.00668580586017867" calcext:value-type="float">
            <text:p>0,0066858059</text:p>
          </table:table-cell>
          <table:table-cell table:formula="of:=[.J7]/[.J6]" office:value-type="float" office:value="2.6789667896679" calcext:value-type="float">
            <text:p>2,6789667897</text:p>
          </table:table-cell>
          <table:table-cell table:number-columns-repeated="3"/>
          <table:table-cell table:formula="of:=2^[.A7]" office:value-type="float" office:value="32" calcext:value-type="float">
            <text:p>32</text:p>
          </table:table-cell>
          <table:table-cell table:formula="of:=[.P7]*[.P7]" office:value-type="float" office:value="1024" calcext:value-type="float">
            <text:p>1024</text:p>
          </table:table-cell>
          <table:table-cell table:formula="of:=[.Q7]+[.R6]" office:value-type="float" office:value="1365" calcext:value-type="float">
            <text:p>1365</text:p>
          </table:table-cell>
          <table:table-cell table:formula="of:=[.Q7]+[.Q7]/3" office:value-type="float" office:value="1365.33333333333" calcext:value-type="float">
            <text:p>1365,33333333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*2" office:value-type="float" office:value="64" calcext:value-type="float">
            <text:p>64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2.318" calcext:value-type="float">
            <text:p>2,318</text:p>
          </table:table-cell>
          <table:table-cell office:value-type="float" office:value="2.31" calcext:value-type="float">
            <text:p>2,31</text:p>
          </table:table-cell>
          <table:table-cell office:value-type="float" office:value="2.335" calcext:value-type="float">
            <text:p>2,335</text:p>
          </table:table-cell>
          <table:table-cell office:value-type="float" office:value="2.292" calcext:value-type="float">
            <text:p>2,292</text:p>
          </table:table-cell>
          <table:table-cell/>
          <table:table-cell table:formula="of:=AVERAGE([.D8:.H8])" office:value-type="float" office:value="2.311" calcext:value-type="float">
            <text:p>2,311</text:p>
          </table:table-cell>
          <table:table-cell table:formula="of:=STDEV([.D8:.H8])" office:value-type="float" office:value="0.0166433169770933" calcext:value-type="float">
            <text:p>0,016643317</text:p>
          </table:table-cell>
          <table:table-cell table:formula="of:=[.J8]/[.J7]" office:value-type="float" office:value="3.97899449035813" calcext:value-type="float">
            <text:p>3,9789944904</text:p>
          </table:table-cell>
          <table:table-cell table:number-columns-repeated="3"/>
          <table:table-cell table:formula="of:=2^[.A8]" office:value-type="float" office:value="64" calcext:value-type="float">
            <text:p>64</text:p>
          </table:table-cell>
          <table:table-cell table:formula="of:=[.P8]*[.P8]" office:value-type="float" office:value="4096" calcext:value-type="float">
            <text:p>4096</text:p>
          </table:table-cell>
          <table:table-cell table:formula="of:=[.Q8]+[.R7]" office:value-type="float" office:value="5461" calcext:value-type="float">
            <text:p>5461</text:p>
          </table:table-cell>
          <table:table-cell table:formula="of:=[.Q8]+[.Q8]/3" office:value-type="float" office:value="5461.33333333333" calcext:value-type="float">
            <text:p>5461,333333333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*2" office:value-type="float" office:value="128" calcext:value-type="float">
            <text:p>128</text:p>
          </table:table-cell>
          <table:table-cell/>
          <table:table-cell office:value-type="float" office:value="10.27" calcext:value-type="float">
            <text:p>10,27</text:p>
          </table:table-cell>
          <table:table-cell office:value-type="float" office:value="10.301" calcext:value-type="float">
            <text:p>10,301</text:p>
          </table:table-cell>
          <table:table-cell office:value-type="float" office:value="10.261" calcext:value-type="float">
            <text:p>10,261</text:p>
          </table:table-cell>
          <table:table-cell office:value-type="float" office:value="10.366" calcext:value-type="float">
            <text:p>10,366</text:p>
          </table:table-cell>
          <table:table-cell office:value-type="float" office:value="10.4" calcext:value-type="float">
            <text:p>10,4</text:p>
          </table:table-cell>
          <table:table-cell/>
          <table:table-cell table:formula="of:=AVERAGE([.D9:.H9])" office:value-type="float" office:value="10.3196" calcext:value-type="float">
            <text:p>10,320</text:p>
          </table:table-cell>
          <table:table-cell table:formula="of:=STDEV([.D9:.H9])" office:value-type="float" office:value="0.0609450572236998" calcext:value-type="float">
            <text:p>0,0609450572</text:p>
          </table:table-cell>
          <table:table-cell table:formula="of:=[.J9]/[.J8]" office:value-type="float" office:value="4.46542622241454" calcext:value-type="float">
            <text:p>4,4654262224</text:p>
          </table:table-cell>
          <table:table-cell table:number-columns-repeated="3"/>
          <table:table-cell table:formula="of:=2^[.A9]" office:value-type="float" office:value="128" calcext:value-type="float">
            <text:p>128</text:p>
          </table:table-cell>
          <table:table-cell table:formula="of:=[.P9]*[.P9]" office:value-type="float" office:value="16384" calcext:value-type="float">
            <text:p>16384</text:p>
          </table:table-cell>
          <table:table-cell table:formula="of:=[.Q9]+[.R8]" office:value-type="float" office:value="21845" calcext:value-type="float">
            <text:p>21845</text:p>
          </table:table-cell>
          <table:table-cell table:formula="of:=[.Q9]+[.Q9]/3" office:value-type="float" office:value="21845.3333333333" calcext:value-type="float">
            <text:p>21845,333333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*2" office:value-type="float" office:value="256" calcext:value-type="float">
            <text:p>256</text:p>
          </table:table-cell>
          <table:table-cell/>
          <table:table-cell office:value-type="float" office:value="48.7" calcext:value-type="float">
            <text:p>48,7</text:p>
          </table:table-cell>
          <table:table-cell office:value-type="float" office:value="48.933" calcext:value-type="float">
            <text:p>48,933</text:p>
          </table:table-cell>
          <table:table-cell office:value-type="float" office:value="49.113" calcext:value-type="float">
            <text:p>49,113</text:p>
          </table:table-cell>
          <table:table-cell office:value-type="float" office:value="48.947" calcext:value-type="float">
            <text:p>48,947</text:p>
          </table:table-cell>
          <table:table-cell office:value-type="float" office:value="48.717" calcext:value-type="float">
            <text:p>48,717</text:p>
          </table:table-cell>
          <table:table-cell/>
          <table:table-cell table:formula="of:=AVERAGE([.D10:.H10])" office:value-type="float" office:value="48.882" calcext:value-type="float">
            <text:p>48,882</text:p>
          </table:table-cell>
          <table:table-cell table:formula="of:=STDEV([.D10:.H10])" office:value-type="float" office:value="0.173591474445031" calcext:value-type="float">
            <text:p>0,1735914744</text:p>
          </table:table-cell>
          <table:table-cell table:formula="of:=[.J10]/[.J9]" office:value-type="float" office:value="4.73681150432187" calcext:value-type="float">
            <text:p>4,7368115043</text:p>
          </table:table-cell>
          <table:table-cell table:number-columns-repeated="3"/>
          <table:table-cell table:formula="of:=2^[.A10]" office:value-type="float" office:value="256" calcext:value-type="float">
            <text:p>256</text:p>
          </table:table-cell>
          <table:table-cell table:formula="of:=[.P10]*[.P10]" office:value-type="float" office:value="65536" calcext:value-type="float">
            <text:p>65536</text:p>
          </table:table-cell>
          <table:table-cell table:formula="of:=[.Q10]+[.R9]" office:value-type="float" office:value="87381" calcext:value-type="float">
            <text:p>87381</text:p>
          </table:table-cell>
          <table:table-cell table:formula="of:=[.Q10]+[.Q10]/3" office:value-type="float" office:value="87381.3333333333" calcext:value-type="float">
            <text:p>87381,33333333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*2" office:value-type="float" office:value="512" calcext:value-type="float">
            <text:p>512</text:p>
          </table:table-cell>
          <table:table-cell/>
          <table:table-cell office:value-type="float" office:value="288.42" calcext:value-type="float">
            <text:p>288,42</text:p>
          </table:table-cell>
          <table:table-cell office:value-type="float" office:value="288.53" calcext:value-type="float">
            <text:p>288,53</text:p>
          </table:table-cell>
          <table:table-cell office:value-type="float" office:value="287.964" calcext:value-type="float">
            <text:p>287,964</text:p>
          </table:table-cell>
          <table:table-cell office:value-type="float" office:value="288.86" calcext:value-type="float">
            <text:p>288,86</text:p>
          </table:table-cell>
          <table:table-cell office:value-type="float" office:value="288.535" calcext:value-type="float">
            <text:p>288,535</text:p>
          </table:table-cell>
          <table:table-cell/>
          <table:table-cell table:formula="of:=AVERAGE([.D11:.H11])" office:value-type="float" office:value="288.4618" calcext:value-type="float">
            <text:p>288,462</text:p>
          </table:table-cell>
          <table:table-cell table:formula="of:=STDEV([.D11:.H11])" office:value-type="float" office:value="0.323312851584967" calcext:value-type="float">
            <text:p>0,3233128516</text:p>
          </table:table-cell>
          <table:table-cell table:formula="of:=[.J11]/[.J10]" office:value-type="float" office:value="5.90118653082935" calcext:value-type="float">
            <text:p>5,9011865308</text:p>
          </table:table-cell>
          <table:table-cell table:number-columns-repeated="3"/>
          <table:table-cell table:formula="of:=2^[.A11]" office:value-type="float" office:value="512" calcext:value-type="float">
            <text:p>512</text:p>
          </table:table-cell>
          <table:table-cell table:formula="of:=[.P11]*[.P11]" office:value-type="float" office:value="262144" calcext:value-type="float">
            <text:p>262144</text:p>
          </table:table-cell>
          <table:table-cell table:formula="of:=[.Q11]+[.R10]" office:value-type="float" office:value="349525" calcext:value-type="float">
            <text:p>349525</text:p>
          </table:table-cell>
          <table:table-cell table:formula="of:=[.Q11]+[.Q11]/3" office:value-type="float" office:value="349525.333333333" calcext:value-type="float">
            <text:p>349525,3333333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*2" office:value-type="float" office:value="1024" calcext:value-type="float">
            <text:p>1024</text:p>
          </table:table-cell>
          <table:table-cell/>
          <table:table-cell office:value-type="float" office:value="1261.8" calcext:value-type="float">
            <text:p>1261,8</text:p>
          </table:table-cell>
          <table:table-cell office:value-type="float" office:value="1261.084" calcext:value-type="float">
            <text:p>1261,084</text:p>
          </table:table-cell>
          <table:table-cell office:value-type="float" office:value="1259.577" calcext:value-type="float">
            <text:p>1259,577</text:p>
          </table:table-cell>
          <table:table-cell office:value-type="float" office:value="1264.257" calcext:value-type="float">
            <text:p>1264,257</text:p>
          </table:table-cell>
          <table:table-cell office:value-type="float" office:value="1264.393" calcext:value-type="float">
            <text:p>1264,393</text:p>
          </table:table-cell>
          <table:table-cell/>
          <table:table-cell table:formula="of:=AVERAGE([.D12:.H12])" office:value-type="float" office:value="1262.2222" calcext:value-type="float">
            <text:p>1262,222</text:p>
          </table:table-cell>
          <table:table-cell table:formula="of:=STDEV([.D12:.H12])" office:value-type="float" office:value="2.08108257885171" calcext:value-type="float">
            <text:p>2,0810825789</text:p>
          </table:table-cell>
          <table:table-cell table:formula="of:=[.J12]/[.J11]" office:value-type="float" office:value="4.37569965936564" calcext:value-type="float">
            <text:p>4,3756996594</text:p>
          </table:table-cell>
          <table:table-cell table:number-columns-repeated="3"/>
          <table:table-cell table:formula="of:=2^[.A12]" office:value-type="float" office:value="1024" calcext:value-type="float">
            <text:p>1024</text:p>
          </table:table-cell>
          <table:table-cell table:formula="of:=[.P12]*[.P12]" office:value-type="float" office:value="1048576" calcext:value-type="float">
            <text:p>1048576</text:p>
          </table:table-cell>
          <table:table-cell table:formula="of:=[.Q12]+[.R11]" office:value-type="float" office:value="1398101" calcext:value-type="float">
            <text:p>1398101</text:p>
          </table:table-cell>
          <table:table-cell table:formula="of:=[.Q12]+[.Q12]/3" office:value-type="float" office:value="1398101.33333333" calcext:value-type="float">
            <text:p>1398101,3333333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*2" office:value-type="float" office:value="2048" calcext:value-type="float">
            <text:p>2048</text:p>
          </table:table-cell>
          <table:table-cell/>
          <table:table-cell office:value-type="float" office:value="5484.42" calcext:value-type="float">
            <text:p>5484,42</text:p>
          </table:table-cell>
          <table:table-cell office:value-type="float" office:value="5469.33" calcext:value-type="float">
            <text:p>5469,33</text:p>
          </table:table-cell>
          <table:table-cell office:value-type="float" office:value="5510.559" calcext:value-type="float">
            <text:p>5510,559</text:p>
          </table:table-cell>
          <table:table-cell office:value-type="float" office:value="5471.89" calcext:value-type="float">
            <text:p>5471,89</text:p>
          </table:table-cell>
          <table:table-cell office:value-type="float" office:value="5489.295" calcext:value-type="float">
            <text:p>5489,295</text:p>
          </table:table-cell>
          <table:table-cell/>
          <table:table-cell table:formula="of:=AVERAGE([.D13:.H13])" office:value-type="float" office:value="5485.0988" calcext:value-type="float">
            <text:p>5485,099</text:p>
          </table:table-cell>
          <table:table-cell table:formula="of:=STDEV([.D13:.H13])" office:value-type="float" office:value="16.5031671111942" calcext:value-type="float">
            <text:p>16,5031671112</text:p>
          </table:table-cell>
          <table:table-cell table:formula="of:=[.J13]/[.J12]" office:value-type="float" office:value="4.34558891453502" calcext:value-type="float">
            <text:p>4,3455889145</text:p>
          </table:table-cell>
          <table:table-cell table:number-columns-repeated="3"/>
          <table:table-cell table:formula="of:=2^[.A13]" office:value-type="float" office:value="2048" calcext:value-type="float">
            <text:p>2048</text:p>
          </table:table-cell>
          <table:table-cell table:formula="of:=[.P13]*[.P13]" office:value-type="float" office:value="4194304" calcext:value-type="float">
            <text:p>4194304</text:p>
          </table:table-cell>
          <table:table-cell table:formula="of:=[.Q13]+[.R12]" office:value-type="float" office:value="5592405" calcext:value-type="float">
            <text:p>5592405</text:p>
          </table:table-cell>
          <table:table-cell table:formula="of:=[.Q13]+[.Q13]/3" office:value-type="float" office:value="5592405.33333333" calcext:value-type="float">
            <text:p>5592405,33333333</text:p>
          </table:table-cell>
        </table:table-row>
        <table:table-row table:style-name="ro2" table:number-rows-repeated="5">
          <table:table-cell table:number-columns-repeated="9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texture without mips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001" calcext:value-type="float">
            <text:p>5,001</text:p>
          </table:table-cell>
          <table:table-cell office:value-type="float" office:value="5.069" calcext:value-type="float">
            <text:p>5,069</text:p>
          </table:table-cell>
          <table:table-cell office:value-type="float" office:value="5.062" calcext:value-type="float">
            <text:p>5,062</text:p>
          </table:table-cell>
          <table:table-cell office:value-type="float" office:value="5.149" calcext:value-type="float">
            <text:p>5,149</text:p>
          </table:table-cell>
          <table:table-cell office:value-type="float" office:value="5.002" calcext:value-type="float">
            <text:p>5,002</text:p>
          </table:table-cell>
          <table:table-cell/>
          <table:table-cell table:formula="of:=AVERAGE([.D20:.H20])" office:value-type="float" office:value="5.0566" calcext:value-type="float">
            <text:p>5,057</text:p>
          </table:table-cell>
          <table:table-cell table:formula="of:=STDEV([.D20:.H20])" office:value-type="float" office:value="0.0608136497835806" calcext:value-type="float">
            <text:p>0,0608136498</text:p>
          </table:table-cell>
          <table:table-cell table:number-columns-repeated="2"/>
          <table:table-cell table:formula="of:=[.J2]/[.J20]" office:value-type="float" office:value="1.00225447929439" calcext:value-type="float">
            <text:p>1,0022544793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0]*2"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" calcext:value-type="float">
            <text:p>0,06</text:p>
          </table:table-cell>
          <table:table-cell office:value-type="float" office:value="0.064" calcext:value-type="float">
            <text:p>0,064</text:p>
          </table:table-cell>
          <table:table-cell office:value-type="string" calcext:value-type="string">
            <text:p>0,0,61</text:p>
          </table:table-cell>
          <table:table-cell/>
          <table:table-cell table:formula="of:=AVERAGE([.D21:.H21])" office:value-type="float" office:value="0.06125" calcext:value-type="float">
            <text:p>0,061</text:p>
          </table:table-cell>
          <table:table-cell table:formula="of:=STDEV([.D21:.H21])" office:value-type="float" office:value="0.00189296944860009" calcext:value-type="float">
            <text:p>0,0018929694</text:p>
          </table:table-cell>
          <table:table-cell table:formula="of:=[.J21]/[.J20]" office:value-type="float" office:value="0.0121128821737927" calcext:value-type="float">
            <text:p>0,0121128822</text:p>
          </table:table-cell>
          <table:table-cell/>
          <table:table-cell table:formula="of:=[.J3]/[.J21]" office:value-type="float" office:value="1.37142857142857" calcext:value-type="float">
            <text:p>1,3714285714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1]*2" office:value-type="float" office:value="4" calcext:value-type="float">
            <text:p>4</text:p>
          </table:table-cell>
          <table:table-cell/>
          <table:table-cell office:value-type="float" office:value="0.044" calcext:value-type="float">
            <text:p>0,044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5" calcext:value-type="float">
            <text:p>0,045</text:p>
          </table:table-cell>
          <table:table-cell office:value-type="float" office:value="0.042" calcext:value-type="float">
            <text:p>0,042</text:p>
          </table:table-cell>
          <table:table-cell office:value-type="float" office:value="0.044" calcext:value-type="float">
            <text:p>0,044</text:p>
          </table:table-cell>
          <table:table-cell/>
          <table:table-cell table:formula="of:=AVERAGE([.D22:.H22])" office:value-type="float" office:value="0.0436" calcext:value-type="float">
            <text:p>0,044</text:p>
          </table:table-cell>
          <table:table-cell table:formula="of:=STDEV([.D22:.H22])" office:value-type="float" office:value="0.00114017542509914" calcext:value-type="float">
            <text:p>0,0011401754</text:p>
          </table:table-cell>
          <table:table-cell table:formula="of:=[.J22]/[.J21]" office:value-type="float" office:value="0.711836734693877" calcext:value-type="float">
            <text:p>0,7118367347</text:p>
          </table:table-cell>
          <table:table-cell/>
          <table:table-cell table:formula="of:=[.J4]/[.J22]" office:value-type="float" office:value="5.4908256880734" calcext:value-type="float">
            <text:p>5,490825688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22]*2" office:value-type="float" office:value="8" calcext:value-type="float">
            <text:p>8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2" calcext:value-type="float">
            <text:p>0,04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AVERAGE([.D23:.H23])" office:value-type="float" office:value="0.0398" calcext:value-type="float">
            <text:p>0,040</text:p>
          </table:table-cell>
          <table:table-cell table:formula="of:=STDEV([.D23:.H23])" office:value-type="float" office:value="0.00148323969741913" calcext:value-type="float">
            <text:p>0,0014832397</text:p>
          </table:table-cell>
          <table:table-cell table:formula="of:=[.J23]/[.J22]" office:value-type="float" office:value="0.912844036697248" calcext:value-type="float">
            <text:p>0,9128440367</text:p>
          </table:table-cell>
          <table:table-cell/>
          <table:table-cell table:formula="of:=[.J5]/[.J23]" office:value-type="float" office:value="3.14070351758794" calcext:value-type="float">
            <text:p>3,1407035176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3]*2" office:value-type="float" office:value="16" calcext:value-type="float">
            <text:p>16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" calcext:value-type="float">
            <text:p>0,04</text:p>
          </table:table-cell>
          <table:table-cell office:value-type="float" office:value="0.039" calcext:value-type="float">
            <text:p>0,039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AVERAGE([.D24:.H24])" office:value-type="float" office:value="0.0396" calcext:value-type="float">
            <text:p>0,040</text:p>
          </table:table-cell>
          <table:table-cell table:formula="of:=STDEV([.D24:.H24])" office:value-type="float" office:value="0.00114017542509914" calcext:value-type="float">
            <text:p>0,0011401754</text:p>
          </table:table-cell>
          <table:table-cell table:formula="of:=[.J24]/[.J23]" office:value-type="float" office:value="0.994974874371859" calcext:value-type="float">
            <text:p>0,9949748744</text:p>
          </table:table-cell>
          <table:table-cell/>
          <table:table-cell table:formula="of:=[.J6]/[.J24]" office:value-type="float" office:value="5.47474747474748" calcext:value-type="float">
            <text:p>5,4747474747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24]*2" office:value-type="float" office:value="32" calcext:value-type="float">
            <text:p>32</text:p>
          </table:table-cell>
          <table:table-cell/>
          <table:table-cell office:value-type="float" office:value="0.039" calcext:value-type="float">
            <text:p>0,039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1" calcext:value-type="float">
            <text:p>0,041</text:p>
          </table:table-cell>
          <table:table-cell office:value-type="float" office:value="0.039" calcext:value-type="float">
            <text:p>0,039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AVERAGE([.D25:.H25])" office:value-type="float" office:value="0.0394" calcext:value-type="float">
            <text:p>0,039</text:p>
          </table:table-cell>
          <table:table-cell table:formula="of:=STDEV([.D25:.H25])" office:value-type="float" office:value="0.00114017542509914" calcext:value-type="float">
            <text:p>0,0011401754</text:p>
          </table:table-cell>
          <table:table-cell table:formula="of:=[.J25]/[.J24]" office:value-type="float" office:value="0.994949494949495" calcext:value-type="float">
            <text:p>0,9949494949</text:p>
          </table:table-cell>
          <table:table-cell/>
          <table:table-cell table:formula="of:=[.J7]/[.J25]" office:value-type="float" office:value="14.741116751269" calcext:value-type="float">
            <text:p>14,7411167513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25]*2" office:value-type="float" office:value="64" calcext:value-type="float">
            <text:p>64</text:p>
          </table:table-cell>
          <table:table-cell/>
          <table:table-cell office:value-type="float" office:value="0.058" calcext:value-type="float">
            <text:p>0,058</text:p>
          </table:table-cell>
          <table:table-cell office:value-type="float" office:value="0.105" calcext:value-type="float">
            <text:p>0,105</text:p>
          </table:table-cell>
          <table:table-cell office:value-type="float" office:value="0.039" calcext:value-type="float">
            <text:p>0,039</text:p>
          </table:table-cell>
          <table:table-cell table:number-columns-repeated="2" office:value-type="float" office:value="0.058" calcext:value-type="float">
            <text:p>0,058</text:p>
          </table:table-cell>
          <table:table-cell/>
          <table:table-cell table:formula="of:=AVERAGE([.D26:.H26])" office:value-type="float" office:value="0.0636" calcext:value-type="float">
            <text:p>0,064</text:p>
          </table:table-cell>
          <table:table-cell table:formula="of:=STDEV([.D26:.H26])" office:value-type="float" office:value="0.0245621660282639" calcext:value-type="float">
            <text:p>0,024562166</text:p>
          </table:table-cell>
          <table:table-cell table:formula="of:=[.J26]/[.J25]" office:value-type="float" office:value="1.61421319796954" calcext:value-type="float">
            <text:p>1,614213198</text:p>
          </table:table-cell>
          <table:table-cell/>
          <table:table-cell table:formula="of:=[.J8]/[.J26]" office:value-type="float" office:value="36.3364779874214" calcext:value-type="float">
            <text:p>36,3364779874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26]*2" office:value-type="float" office:value="128" calcext:value-type="float">
            <text:p>128</text:p>
          </table:table-cell>
          <table:table-cell/>
          <table:table-cell office:value-type="float" office:value="0.042" calcext:value-type="float">
            <text:p>0,042</text:p>
          </table:table-cell>
          <table:table-cell office:value-type="float" office:value="0.06" calcext:value-type="float">
            <text:p>0,06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" calcext:value-type="float">
            <text:p>0,04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AVERAGE([.D27:.H27])" office:value-type="float" office:value="0.0442" calcext:value-type="float">
            <text:p>0,044</text:p>
          </table:table-cell>
          <table:table-cell table:formula="of:=STDEV([.D27:.H27])" office:value-type="float" office:value="0.00895544527089524" calcext:value-type="float">
            <text:p>0,0089554453</text:p>
          </table:table-cell>
          <table:table-cell table:formula="of:=[.J27]/[.J26]" office:value-type="float" office:value="0.694968553459119" calcext:value-type="float">
            <text:p>0,6949685535</text:p>
          </table:table-cell>
          <table:table-cell/>
          <table:table-cell table:formula="of:=[.J9]/[.J27]" office:value-type="float" office:value="233.475113122172" calcext:value-type="float">
            <text:p>233,4751131222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27]*2" office:value-type="float" office:value="256" calcext:value-type="float">
            <text:p>256</text:p>
          </table:table-cell>
          <table:table-cell/>
          <table:table-cell office:value-type="float" office:value="0.053" calcext:value-type="float">
            <text:p>0,053</text:p>
          </table:table-cell>
          <table:table-cell office:value-type="float" office:value="0.071" calcext:value-type="float">
            <text:p>0,071</text:p>
          </table:table-cell>
          <table:table-cell office:value-type="float" office:value="0.051" calcext:value-type="float">
            <text:p>0,051</text:p>
          </table:table-cell>
          <table:table-cell office:value-type="float" office:value="0.05" calcext:value-type="float">
            <text:p>0,05</text:p>
          </table:table-cell>
          <table:table-cell office:value-type="float" office:value="0.052" calcext:value-type="float">
            <text:p>0,052</text:p>
          </table:table-cell>
          <table:table-cell/>
          <table:table-cell table:formula="of:=AVERAGE([.D28:.H28])" office:value-type="float" office:value="0.0554" calcext:value-type="float">
            <text:p>0,055</text:p>
          </table:table-cell>
          <table:table-cell table:formula="of:=STDEV([.D28:.H28])" office:value-type="float" office:value="0.00879204185613331" calcext:value-type="float">
            <text:p>0,0087920419</text:p>
          </table:table-cell>
          <table:table-cell table:formula="of:=[.J28]/[.J27]" office:value-type="float" office:value="1.25339366515837" calcext:value-type="float">
            <text:p>1,2533936652</text:p>
          </table:table-cell>
          <table:table-cell/>
          <table:table-cell table:formula="of:=[.J10]/[.J28]" office:value-type="float" office:value="882.346570397112" calcext:value-type="float">
            <text:p>882,346570397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28]*2" office:value-type="float" office:value="512" calcext:value-type="float">
            <text:p>512</text:p>
          </table:table-cell>
          <table:table-cell/>
          <table:table-cell office:value-type="float" office:value="2.487" calcext:value-type="float">
            <text:p>2,487</text:p>
          </table:table-cell>
          <table:table-cell office:value-type="float" office:value="2.321" calcext:value-type="float">
            <text:p>2,321</text:p>
          </table:table-cell>
          <table:table-cell office:value-type="float" office:value="2.311" calcext:value-type="float">
            <text:p>2,311</text:p>
          </table:table-cell>
          <table:table-cell office:value-type="float" office:value="2.352" calcext:value-type="float">
            <text:p>2,352</text:p>
          </table:table-cell>
          <table:table-cell office:value-type="float" office:value="2.382" calcext:value-type="float">
            <text:p>2,382</text:p>
          </table:table-cell>
          <table:table-cell/>
          <table:table-cell table:formula="of:=AVERAGE([.D29:.H29])" office:value-type="float" office:value="2.3706" calcext:value-type="float">
            <text:p>2,371</text:p>
          </table:table-cell>
          <table:table-cell table:formula="of:=STDEV([.D29:.H29])" office:value-type="float" office:value="0.0707764084988777" calcext:value-type="float">
            <text:p>0,0707764085</text:p>
          </table:table-cell>
          <table:table-cell table:formula="of:=[.J29]/[.J28]" office:value-type="float" office:value="42.7906137184116" calcext:value-type="float">
            <text:p>42,7906137184</text:p>
          </table:table-cell>
          <table:table-cell/>
          <table:table-cell table:formula="of:=[.J11]/[.J29]" office:value-type="float" office:value="121.683033831098" calcext:value-type="float">
            <text:p>121,6830338311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29]*2" office:value-type="float" office:value="1024" calcext:value-type="float">
            <text:p>1024</text:p>
          </table:table-cell>
          <table:table-cell/>
          <table:table-cell office:value-type="float" office:value="8.637" calcext:value-type="float">
            <text:p>8,637</text:p>
          </table:table-cell>
          <table:table-cell office:value-type="float" office:value="8.723" calcext:value-type="float">
            <text:p>8,723</text:p>
          </table:table-cell>
          <table:table-cell office:value-type="float" office:value="8.83" calcext:value-type="float">
            <text:p>8,83</text:p>
          </table:table-cell>
          <table:table-cell office:value-type="float" office:value="8.48" calcext:value-type="float">
            <text:p>8,48</text:p>
          </table:table-cell>
          <table:table-cell office:value-type="float" office:value="8.508" calcext:value-type="float">
            <text:p>8,508</text:p>
          </table:table-cell>
          <table:table-cell/>
          <table:table-cell table:formula="of:=AVERAGE([.D30:.H30])" office:value-type="float" office:value="8.6356" calcext:value-type="float">
            <text:p>8,636</text:p>
          </table:table-cell>
          <table:table-cell table:formula="of:=STDEV([.D30:.H30])" office:value-type="float" office:value="0.146565002643878" calcext:value-type="float">
            <text:p>0,1465650026</text:p>
          </table:table-cell>
          <table:table-cell table:formula="of:=[.J30]/[.J29]" office:value-type="float" office:value="3.64279085463596" calcext:value-type="float">
            <text:p>3,6427908546</text:p>
          </table:table-cell>
          <table:table-cell/>
          <table:table-cell table:formula="of:=[.J12]/[.J30]" office:value-type="float" office:value="146.164968270879" calcext:value-type="float">
            <text:p>146,1649682709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30]*2" office:value-type="float" office:value="2048" calcext:value-type="float">
            <text:p>2048</text:p>
          </table:table-cell>
          <table:table-cell/>
          <table:table-cell office:value-type="float" office:value="32.082" calcext:value-type="float">
            <text:p>32,082</text:p>
          </table:table-cell>
          <table:table-cell office:value-type="float" office:value="32.05" calcext:value-type="float">
            <text:p>32,05</text:p>
          </table:table-cell>
          <table:table-cell office:value-type="float" office:value="32.149" calcext:value-type="float">
            <text:p>32,149</text:p>
          </table:table-cell>
          <table:table-cell office:value-type="float" office:value="32.283" calcext:value-type="float">
            <text:p>32,283</text:p>
          </table:table-cell>
          <table:table-cell office:value-type="float" office:value="32.072" calcext:value-type="float">
            <text:p>32,072</text:p>
          </table:table-cell>
          <table:table-cell/>
          <table:table-cell table:formula="of:=AVERAGE([.D31:.H31])" office:value-type="float" office:value="32.1272" calcext:value-type="float">
            <text:p>32,127</text:p>
          </table:table-cell>
          <table:table-cell table:formula="of:=STDEV([.D31:.H31])" office:value-type="float" office:value="0.0946028540795685" calcext:value-type="float">
            <text:p>0,0946028541</text:p>
          </table:table-cell>
          <table:table-cell table:formula="of:=[.J31]/[.J30]" office:value-type="float" office:value="3.72032053360508" calcext:value-type="float">
            <text:p>3,7203205336</text:p>
          </table:table-cell>
          <table:table-cell/>
          <table:table-cell table:formula="of:=[.J13]/[.J31]" office:value-type="float" office:value="170.730683034936" calcext:value-type="float">
            <text:p>170,7306830349</text:p>
          </table:table-cell>
          <table:table-cell table:number-columns-repeated="5"/>
        </table:table-row>
      </table:table>
      <table:table table:name="tex set pixels" table:style-name="ta1">
        <table:shapes>
          <draw:frame draw:z-index="0" draw:style-name="gr1" draw:text-style-name="P1" svg:width="21.044cm" svg:height="13.367cm" svg:x="24.473cm" svg:y="6.581cm">
            <draw:object draw:notify-on-update-of-ranges="'tex set pixels'.M2:'tex set pixels'.M13 'tex set pixels'.N1:'tex set pixels'.N1 'tex set pixels'.N2:'tex set pixels'.N13 'tex set pixels'.O1:'tex set pixels'.O1 'tex set pixels'.O2:'tex set pixels'.O13 'tex set pixels'.P1:'tex set pixels'.P1 'tex set pixels'.P2:'tex set pixels'.P13 'tex set pixels'.Q1:'tex set pixels'.Q1 'tex set pixels'.Q2:'tex set pixels'.Q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6" table:default-cell-style-name="Default"/>
        <table:table-column table:style-name="co3" table:default-cell-style-name="ce1"/>
        <table:table-column table:style-name="co3" table:default-cell-style-name="ce2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w=h</text:p>
          </table:table-cell>
          <table:table-cell table:number-columns-repeated="4"/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stdev</text:p>
          </table:table-cell>
          <table:table-cell table:number-columns-repeated="5"/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 mip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85.749" calcext:value-type="float">
            <text:p>85,749</text:p>
          </table:table-cell>
          <table:table-cell office:value-type="float" office:value="85.339" calcext:value-type="float">
            <text:p>85,339</text:p>
          </table:table-cell>
          <table:table-cell office:value-type="float" office:value="87.78" calcext:value-type="float">
            <text:p>87,78</text:p>
          </table:table-cell>
          <table:table-cell/>
          <table:table-cell table:formula="of:=AVERAGE([.C2:.E2])" office:value-type="float" office:value="86.2893333333333" calcext:value-type="float">
            <text:p>86,289</text:p>
          </table:table-cell>
          <table:table-cell table:formula="of:=STDEV([.C2:.E2])" office:value-type="float" office:value="1.3071305724117" calcext:value-type="float">
            <text:p>1,307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style-name="ce2" table:formula="of:=[.G2]" office:value-type="float" office:value="86.2893333333333" calcext:value-type="float">
            <text:p>86,289</text:p>
          </table:table-cell>
          <table:table-cell table:style-name="ce2" table:number-columns-repeated="2"/>
          <table:table-cell table:formula="of:=[.G44]" office:value-type="float" office:value="86.16" calcext:value-type="float">
            <text:p>86,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/2" office:value-type="float" office:value="1024" calcext:value-type="float">
            <text:p>1024</text:p>
          </table:table-cell>
          <table:table-cell office:value-type="float" office:value="90.028" calcext:value-type="float">
            <text:p>90,028</text:p>
          </table:table-cell>
          <table:table-cell office:value-type="float" office:value="90.618" calcext:value-type="float">
            <text:p>90,618</text:p>
          </table:table-cell>
          <table:table-cell office:value-type="float" office:value="90.423" calcext:value-type="float">
            <text:p>90,423</text:p>
          </table:table-cell>
          <table:table-cell/>
          <table:table-cell table:formula="of:=AVERAGE([.C3:.E3])" office:value-type="float" office:value="90.3563333333333" calcext:value-type="float">
            <text:p>90,356</text:p>
          </table:table-cell>
          <table:table-cell table:formula="of:=STDEV([.C3:.E3])" office:value-type="float" office:value="0.300596628945386" calcext:value-type="float">
            <text:p>0,301</text:p>
          </table:table-cell>
          <table:table-cell table:number-columns-repeated="4"/>
          <table:table-cell table:formula="of:=[.M2]/2" office:value-type="float" office:value="1024" calcext:value-type="float">
            <text:p>1024</text:p>
          </table:table-cell>
          <table:table-cell table:style-name="ce2" table:formula="of:=[.G3]" office:value-type="float" office:value="90.3563333333333" calcext:value-type="float">
            <text:p>90,356</text:p>
          </table:table-cell>
          <table:table-cell table:style-name="ce2" table:formula="of:=[.G17]" office:value-type="float" office:value="21.4526666666667" calcext:value-type="float">
            <text:p>21,453</text:p>
          </table:table-cell>
          <table:table-cell table:style-name="ce2"/>
          <table:table-cell table:formula="of:=[.G45]" office:value-type="float" office:value="21.7713333333333" calcext:value-type="float">
            <text:p>21,77133333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/2" office:value-type="float" office:value="512" calcext:value-type="float">
            <text:p>512</text:p>
          </table:table-cell>
          <table:table-cell office:value-type="float" office:value="22.316" calcext:value-type="float">
            <text:p>22,316</text:p>
          </table:table-cell>
          <table:table-cell office:value-type="float" office:value="23.04" calcext:value-type="float">
            <text:p>23,04</text:p>
          </table:table-cell>
          <table:table-cell office:value-type="float" office:value="22.412" calcext:value-type="float">
            <text:p>22,412</text:p>
          </table:table-cell>
          <table:table-cell/>
          <table:table-cell table:formula="of:=AVERAGE([.C4:.E4])" office:value-type="float" office:value="22.5893333333333" calcext:value-type="float">
            <text:p>22,589</text:p>
          </table:table-cell>
          <table:table-cell table:formula="of:=STDEV([.C4:.E4])" office:value-type="float" office:value="0.393229364790237" calcext:value-type="float">
            <text:p>0,393</text:p>
          </table:table-cell>
          <table:table-cell table:number-columns-repeated="4"/>
          <table:table-cell table:formula="of:=[.M3]/2" office:value-type="float" office:value="512" calcext:value-type="float">
            <text:p>512</text:p>
          </table:table-cell>
          <table:table-cell table:style-name="ce2" table:formula="of:=[.G4]" office:value-type="float" office:value="22.5893333333333" calcext:value-type="float">
            <text:p>22,589</text:p>
          </table:table-cell>
          <table:table-cell table:style-name="ce2" table:formula="of:=[.G18]" office:value-type="float" office:value="22.5326666666667" calcext:value-type="float">
            <text:p>22,533</text:p>
          </table:table-cell>
          <table:table-cell table:style-name="ce2" table:formula="of:=[.G31]" office:value-type="float" office:value="5.55433333333333" calcext:value-type="float">
            <text:p>5,554</text:p>
          </table:table-cell>
          <table:table-cell table:formula="of:=[.G46]" office:value-type="float" office:value="5.38166666666667" calcext:value-type="float">
            <text:p>5,381666666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/2" office:value-type="float" office:value="256" calcext:value-type="float">
            <text:p>256</text:p>
          </table:table-cell>
          <table:table-cell office:value-type="float" office:value="1.43" calcext:value-type="float">
            <text:p>1,43</text:p>
          </table:table-cell>
          <table:table-cell office:value-type="float" office:value="1.458" calcext:value-type="float">
            <text:p>1,458</text:p>
          </table:table-cell>
          <table:table-cell office:value-type="float" office:value="1.451" calcext:value-type="float">
            <text:p>1,451</text:p>
          </table:table-cell>
          <table:table-cell/>
          <table:table-cell table:formula="of:=AVERAGE([.C5:.E5])" office:value-type="float" office:value="1.44633333333333" calcext:value-type="float">
            <text:p>1,446</text:p>
          </table:table-cell>
          <table:table-cell table:formula="of:=STDEV([.C5:.E5])" office:value-type="float" office:value="0.014571661996263" calcext:value-type="float">
            <text:p>0,015</text:p>
          </table:table-cell>
          <table:table-cell table:number-columns-repeated="4"/>
          <table:table-cell table:formula="of:=[.M4]/2" office:value-type="float" office:value="256" calcext:value-type="float">
            <text:p>256</text:p>
          </table:table-cell>
          <table:table-cell table:style-name="ce2" table:formula="of:=[.G5]" office:value-type="float" office:value="1.44633333333333" calcext:value-type="float">
            <text:p>1,446</text:p>
          </table:table-cell>
          <table:table-cell table:style-name="ce2" table:formula="of:=[.G19]" office:value-type="float" office:value="1.08966666666667" calcext:value-type="float">
            <text:p>1,090</text:p>
          </table:table-cell>
          <table:table-cell table:style-name="ce2" table:formula="of:=[.G32]" office:value-type="float" office:value="1.47733333333333" calcext:value-type="float">
            <text:p>1,477</text:p>
          </table:table-cell>
          <table:table-cell table:formula="of:=[.G47]" office:value-type="float" office:value="1.28366666666667" calcext:value-type="float">
            <text:p>1,283666666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/2" office:value-type="float" office:value="128" calcext:value-type="float">
            <text:p>128</text:p>
          </table:table-cell>
          <table:table-cell office:value-type="float" office:value="0.532" calcext:value-type="float">
            <text:p>0,532</text:p>
          </table:table-cell>
          <table:table-cell office:value-type="float" office:value="0.527" calcext:value-type="float">
            <text:p>0,527</text:p>
          </table:table-cell>
          <table:table-cell office:value-type="float" office:value="0.522" calcext:value-type="float">
            <text:p>0,522</text:p>
          </table:table-cell>
          <table:table-cell/>
          <table:table-cell table:formula="of:=AVERAGE([.C6:.E6])" office:value-type="float" office:value="0.527" calcext:value-type="float">
            <text:p>0,527</text:p>
          </table:table-cell>
          <table:table-cell table:formula="of:=STDEV([.C6:.E6])" office:value-type="float" office:value="0.005" calcext:value-type="float">
            <text:p>0,005</text:p>
          </table:table-cell>
          <table:table-cell table:number-columns-repeated="4"/>
          <table:table-cell table:formula="of:=[.M5]/2" office:value-type="float" office:value="128" calcext:value-type="float">
            <text:p>128</text:p>
          </table:table-cell>
          <table:table-cell table:style-name="ce2" table:formula="of:=[.G6]" office:value-type="float" office:value="0.527" calcext:value-type="float">
            <text:p>0,527</text:p>
          </table:table-cell>
          <table:table-cell table:style-name="ce2" table:formula="of:=[.G20]" office:value-type="float" office:value="0.532666666666667" calcext:value-type="float">
            <text:p>0,533</text:p>
          </table:table-cell>
          <table:table-cell table:style-name="ce2" table:formula="of:=[.G33]" office:value-type="float" office:value="0.557333333333333" calcext:value-type="float">
            <text:p>0,557</text:p>
          </table:table-cell>
          <table:table-cell table:formula="of:=[.G48]" office:value-type="float" office:value="0.298333333333333" calcext:value-type="float">
            <text:p>0,298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/2" office:value-type="float" office:value="64" calcext:value-type="float">
            <text:p>64</text:p>
          </table:table-cell>
          <table:table-cell office:value-type="float" office:value="0.325" calcext:value-type="float">
            <text:p>0,325</text:p>
          </table:table-cell>
          <table:table-cell office:value-type="float" office:value="0.335" calcext:value-type="float">
            <text:p>0,335</text:p>
          </table:table-cell>
          <table:table-cell office:value-type="float" office:value="0.324" calcext:value-type="float">
            <text:p>0,324</text:p>
          </table:table-cell>
          <table:table-cell/>
          <table:table-cell table:formula="of:=AVERAGE([.C7:.E7])" office:value-type="float" office:value="0.328" calcext:value-type="float">
            <text:p>0,328</text:p>
          </table:table-cell>
          <table:table-cell table:formula="of:=STDEV([.C7:.E7])" office:value-type="float" office:value="0.00608276253029822" calcext:value-type="float">
            <text:p>0,006</text:p>
          </table:table-cell>
          <table:table-cell table:number-columns-repeated="4"/>
          <table:table-cell table:formula="of:=[.M6]/2" office:value-type="float" office:value="64" calcext:value-type="float">
            <text:p>64</text:p>
          </table:table-cell>
          <table:table-cell table:style-name="ce2" table:formula="of:=[.G7]" office:value-type="float" office:value="0.328" calcext:value-type="float">
            <text:p>0,328</text:p>
          </table:table-cell>
          <table:table-cell table:style-name="ce2" table:formula="of:=[.G21]" office:value-type="float" office:value="0.324666666666667" calcext:value-type="float">
            <text:p>0,325</text:p>
          </table:table-cell>
          <table:table-cell table:style-name="ce2" table:formula="of:=[.G34]" office:value-type="float" office:value="0.328666666666667" calcext:value-type="float">
            <text:p>0,329</text:p>
          </table:table-cell>
          <table:table-cell table:formula="of:=[.G49]" office:value-type="float" office:value="0.08" calcext:value-type="float">
            <text:p>0,0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/2" office:value-type="float" office:value="32" calcext:value-type="float">
            <text:p>32</text:p>
          </table:table-cell>
          <table:table-cell office:value-type="float" office:value="0.274" calcext:value-type="float">
            <text:p>0,274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7" calcext:value-type="float">
            <text:p>0,297</text:p>
          </table:table-cell>
          <table:table-cell/>
          <table:table-cell table:formula="of:=AVERAGE([.C8:.E8])" office:value-type="float" office:value="0.281333333333333" calcext:value-type="float">
            <text:p>0,281</text:p>
          </table:table-cell>
          <table:table-cell table:formula="of:=STDEV([.C8:.E8])" office:value-type="float" office:value="0.0135769412362775" calcext:value-type="float">
            <text:p>0,014</text:p>
          </table:table-cell>
          <table:table-cell table:number-columns-repeated="4"/>
          <table:table-cell table:formula="of:=[.M7]/2" office:value-type="float" office:value="32" calcext:value-type="float">
            <text:p>32</text:p>
          </table:table-cell>
          <table:table-cell table:style-name="ce2" table:formula="of:=[.G8]" office:value-type="float" office:value="0.281333333333333" calcext:value-type="float">
            <text:p>0,281</text:p>
          </table:table-cell>
          <table:table-cell table:style-name="ce2" table:formula="of:=[.G22]" office:value-type="float" office:value="0.275666666666667" calcext:value-type="float">
            <text:p>0,276</text:p>
          </table:table-cell>
          <table:table-cell table:style-name="ce2" table:formula="of:=[.G35]" office:value-type="float" office:value="0.277" calcext:value-type="float">
            <text:p>0,277</text:p>
          </table:table-cell>
          <table:table-cell table:formula="of:=[.G50]" office:value-type="float" office:value="0.031" calcext:value-type="float">
            <text:p>0,0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/2" office:value-type="float" office:value="16" calcext:value-type="float">
            <text:p>16</text:p>
          </table:table-cell>
          <table:table-cell office:value-type="float" office:value="0.021" calcext:value-type="float">
            <text:p>0,021</text:p>
          </table:table-cell>
          <table:table-cell table:number-columns-repeated="2" office:value-type="float" office:value="0.022" calcext:value-type="float">
            <text:p>0,022</text:p>
          </table:table-cell>
          <table:table-cell/>
          <table:table-cell table:formula="of:=AVERAGE([.C9:.E9])" office:value-type="float" office:value="0.0216666666666667" calcext:value-type="float">
            <text:p>0,022</text:p>
          </table:table-cell>
          <table:table-cell table:formula="of:=STDEV([.C9:.E9])" office:value-type="float" office:value="0.000577350269189624" calcext:value-type="float">
            <text:p>0,001</text:p>
          </table:table-cell>
          <table:table-cell table:number-columns-repeated="4"/>
          <table:table-cell table:formula="of:=[.M8]/2" office:value-type="float" office:value="16" calcext:value-type="float">
            <text:p>16</text:p>
          </table:table-cell>
          <table:table-cell table:style-name="ce2" table:formula="of:=[.G9]" office:value-type="float" office:value="0.0216666666666667" calcext:value-type="float">
            <text:p>0,022</text:p>
          </table:table-cell>
          <table:table-cell table:style-name="ce2" table:formula="of:=[.G23]" office:value-type="float" office:value="0.0206666666666667" calcext:value-type="float">
            <text:p>0,021</text:p>
          </table:table-cell>
          <table:table-cell table:style-name="ce2" table:formula="of:=[.G36]" office:value-type="float" office:value="0.022" calcext:value-type="float">
            <text:p>0,022</text:p>
          </table:table-cell>
          <table:table-cell table:formula="of:=[.G51]" office:value-type="float" office:value="0.021" calcext:value-type="float">
            <text:p>0,02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/2" office:value-type="float" office:value="8" calcext:value-type="float">
            <text:p>8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AVERAGE([.C10:.E10])" office:value-type="float" office:value="0.013" calcext:value-type="float">
            <text:p>0,013</text:p>
          </table:table-cell>
          <table:table-cell table:formula="of:=STDEV([.C10:.E10])" office:value-type="float" office:value="0.001" calcext:value-type="float">
            <text:p>0,001</text:p>
          </table:table-cell>
          <table:table-cell table:number-columns-repeated="4"/>
          <table:table-cell table:formula="of:=[.M9]/2" office:value-type="float" office:value="8" calcext:value-type="float">
            <text:p>8</text:p>
          </table:table-cell>
          <table:table-cell table:style-name="ce2" table:formula="of:=[.G10]" office:value-type="float" office:value="0.013" calcext:value-type="float">
            <text:p>0,013</text:p>
          </table:table-cell>
          <table:table-cell table:style-name="ce2" table:formula="of:=[.G24]" office:value-type="float" office:value="0.0133333333333333" calcext:value-type="float">
            <text:p>0,013</text:p>
          </table:table-cell>
          <table:table-cell table:style-name="ce2" table:formula="of:=[.G37]" office:value-type="float" office:value="0.0133333333333333" calcext:value-type="float">
            <text:p>0,013</text:p>
          </table:table-cell>
          <table:table-cell table:formula="of:=[.G52]" office:value-type="float" office:value="0.017" calcext:value-type="float">
            <text:p>0,01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/2" office:value-type="float" office:value="4" calcext:value-type="float">
            <text:p>4</text:p>
          </table:table-cell>
          <table:table-cell table:number-columns-repeated="2" office:value-type="float" office:value="0.012" calcext:value-type="float">
            <text:p>0,012</text:p>
          </table:table-cell>
          <table:table-cell office:value-type="float" office:value="0.011" calcext:value-type="float">
            <text:p>0,011</text:p>
          </table:table-cell>
          <table:table-cell/>
          <table:table-cell table:formula="of:=AVERAGE([.C11:.E11])" office:value-type="float" office:value="0.0116666666666667" calcext:value-type="float">
            <text:p>0,012</text:p>
          </table:table-cell>
          <table:table-cell table:formula="of:=STDEV([.C11:.E11])" office:value-type="float" office:value="0.000577350269189626" calcext:value-type="float">
            <text:p>0,001</text:p>
          </table:table-cell>
          <table:table-cell table:number-columns-repeated="4"/>
          <table:table-cell table:formula="of:=[.M10]/2" office:value-type="float" office:value="4" calcext:value-type="float">
            <text:p>4</text:p>
          </table:table-cell>
          <table:table-cell table:style-name="ce2" table:formula="of:=[.G11]" office:value-type="float" office:value="0.0116666666666667" calcext:value-type="float">
            <text:p>0,012</text:p>
          </table:table-cell>
          <table:table-cell table:style-name="ce2" table:formula="of:=[.G25]" office:value-type="float" office:value="0.0123333333333333" calcext:value-type="float">
            <text:p>0,012</text:p>
          </table:table-cell>
          <table:table-cell table:style-name="ce2" table:formula="of:=[.G38]" office:value-type="float" office:value="0.0123333333333333" calcext:value-type="float">
            <text:p>0,012</text:p>
          </table:table-cell>
          <table:table-cell table:formula="of:=[.G53]" office:value-type="float" office:value="0.016" calcext:value-type="float">
            <text:p>0,0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/2" office:value-type="float" office:value="2" calcext:value-type="float">
            <text:p>2</text:p>
          </table:table-cell>
          <table:table-cell table:number-columns-repeated="2" office:value-type="float" office:value="0.012" calcext:value-type="float">
            <text:p>0,012</text:p>
          </table:table-cell>
          <table:table-cell office:value-type="float" office:value="0.011" calcext:value-type="float">
            <text:p>0,011</text:p>
          </table:table-cell>
          <table:table-cell/>
          <table:table-cell table:formula="of:=AVERAGE([.C12:.E12])" office:value-type="float" office:value="0.0116666666666667" calcext:value-type="float">
            <text:p>0,012</text:p>
          </table:table-cell>
          <table:table-cell table:formula="of:=STDEV([.C12:.E12])" office:value-type="float" office:value="0.000577350269189626" calcext:value-type="float">
            <text:p>0,001</text:p>
          </table:table-cell>
          <table:table-cell table:number-columns-repeated="4"/>
          <table:table-cell table:formula="of:=[.M11]/2" office:value-type="float" office:value="2" calcext:value-type="float">
            <text:p>2</text:p>
          </table:table-cell>
          <table:table-cell table:style-name="ce2" table:formula="of:=[.G12]" office:value-type="float" office:value="0.0116666666666667" calcext:value-type="float">
            <text:p>0,012</text:p>
          </table:table-cell>
          <table:table-cell table:style-name="ce2" table:formula="of:=[.G26]" office:value-type="float" office:value="0.0113333333333333" calcext:value-type="float">
            <text:p>0,011</text:p>
          </table:table-cell>
          <table:table-cell table:style-name="ce2" table:formula="of:=[.G39]" office:value-type="float" office:value="0.011" calcext:value-type="float">
            <text:p>0,011</text:p>
          </table:table-cell>
          <table:table-cell table:formula="of:=[.G54]" office:value-type="float" office:value="0.016" calcext:value-type="float">
            <text:p>0,01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/2" office:value-type="float" office:value="1" calcext:value-type="float">
            <text:p>1</text:p>
          </table:table-cell>
          <table:table-cell table:number-columns-repeated="3" office:value-type="float" office:value="0.011" calcext:value-type="float">
            <text:p>0,011</text:p>
          </table:table-cell>
          <table:table-cell/>
          <table:table-cell table:formula="of:=AVERAGE([.C13:.E13])" office:value-type="float" office:value="0.011" calcext:value-type="float">
            <text:p>0,011</text:p>
          </table:table-cell>
          <table:table-cell table:formula="of:=STDEV([.C13:.E13])" office:value-type="float" office:value="0" calcext:value-type="float">
            <text:p>0,000</text:p>
          </table:table-cell>
          <table:table-cell table:number-columns-repeated="4"/>
          <table:table-cell table:formula="of:=[.M12]/2" office:value-type="float" office:value="1" calcext:value-type="float">
            <text:p>1</text:p>
          </table:table-cell>
          <table:table-cell table:style-name="ce2" table:formula="of:=[.G13]" office:value-type="float" office:value="0.011" calcext:value-type="float">
            <text:p>0,011</text:p>
          </table:table-cell>
          <table:table-cell table:style-name="ce2" table:formula="of:=[.G27]" office:value-type="float" office:value="0.0103333333333333" calcext:value-type="float">
            <text:p>0,010</text:p>
          </table:table-cell>
          <table:table-cell table:style-name="ce2" table:formula="of:=[.G40]" office:value-type="float" office:value="0.0106666666666667" calcext:value-type="float">
            <text:p>0,011</text:p>
          </table:table-cell>
          <table:table-cell table:formula="of:=[.G55]" office:value-type="float" office:value="0.0143333333333333" calcext:value-type="float">
            <text:p>0,014333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=</text:p>
          </table:table-cell>
          <table:table-cell table:style-name="ce3" table:formula="of:=SUM([.G2:.G13])" office:value-type="float" office:value="201.886666666667" calcext:value-type="float">
            <text:p>201,887</text:p>
          </table:table-cell>
          <table:table-cell table:number-columns-repeated="10"/>
        </table:table-row>
        <table:table-row table:style-name="ro2" table:number-rows-repeated="2">
          <table:table-cell table:number-columns-repeated="6"/>
          <table:table-cell table:style-name="ce2"/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22.03" calcext:value-type="float">
            <text:p>22,03</text:p>
          </table:table-cell>
          <table:table-cell office:value-type="float" office:value="20.81" calcext:value-type="float">
            <text:p>20,81</text:p>
          </table:table-cell>
          <table:table-cell office:value-type="float" office:value="21.518" calcext:value-type="float">
            <text:p>21,518</text:p>
          </table:table-cell>
          <table:table-cell/>
          <table:table-cell table:formula="of:=AVERAGE([.C17:.E17])" office:value-type="float" office:value="21.4526666666667" calcext:value-type="float">
            <text:p>21,453</text:p>
          </table:table-cell>
          <table:table-cell table:formula="of:=STDEV([.C17:.E17])" office:value-type="float" office:value="0.612618423925803" calcext:value-type="float">
            <text:p>0,613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7]/2" office:value-type="float" office:value="512" calcext:value-type="float">
            <text:p>512</text:p>
          </table:table-cell>
          <table:table-cell office:value-type="float" office:value="22.08" calcext:value-type="float">
            <text:p>22,08</text:p>
          </table:table-cell>
          <table:table-cell office:value-type="float" office:value="22.3" calcext:value-type="float">
            <text:p>22,3</text:p>
          </table:table-cell>
          <table:table-cell office:value-type="float" office:value="23.218" calcext:value-type="float">
            <text:p>23,218</text:p>
          </table:table-cell>
          <table:table-cell/>
          <table:table-cell table:formula="of:=AVERAGE([.C18:.E18])" office:value-type="float" office:value="22.5326666666667" calcext:value-type="float">
            <text:p>22,533</text:p>
          </table:table-cell>
          <table:table-cell table:formula="of:=STDEV([.C18:.E18])" office:value-type="float" office:value="0.603623502966322" calcext:value-type="float">
            <text:p>0,604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18]/2" office:value-type="float" office:value="256" calcext:value-type="float">
            <text:p>256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0.469" calcext:value-type="float">
            <text:p>0,469</text:p>
          </table:table-cell>
          <table:table-cell/>
          <table:table-cell table:formula="of:=AVERAGE([.C19:.E19])" office:value-type="float" office:value="1.08966666666667" calcext:value-type="float">
            <text:p>1,090</text:p>
          </table:table-cell>
          <table:table-cell table:formula="of:=STDEV([.C19:.E19])" office:value-type="float" office:value="0.537513100615541" calcext:value-type="float">
            <text:p>0,538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19]/2" office:value-type="float" office:value="128" calcext:value-type="float">
            <text:p>128</text:p>
          </table:table-cell>
          <table:table-cell office:value-type="float" office:value="0.53" calcext:value-type="float">
            <text:p>0,53</text:p>
          </table:table-cell>
          <table:table-cell office:value-type="float" office:value="0.516" calcext:value-type="float">
            <text:p>0,516</text:p>
          </table:table-cell>
          <table:table-cell office:value-type="float" office:value="0.552" calcext:value-type="float">
            <text:p>0,552</text:p>
          </table:table-cell>
          <table:table-cell/>
          <table:table-cell table:formula="of:=AVERAGE([.C20:.E20])" office:value-type="float" office:value="0.532666666666667" calcext:value-type="float">
            <text:p>0,533</text:p>
          </table:table-cell>
          <table:table-cell table:formula="of:=STDEV([.C20:.E20])" office:value-type="float" office:value="0.0181475434517549" calcext:value-type="float">
            <text:p>0,018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0]/2" office:value-type="float" office:value="64" calcext:value-type="float">
            <text:p>64</text:p>
          </table:table-cell>
          <table:table-cell office:value-type="float" office:value="0.32" calcext:value-type="float">
            <text:p>0,32</text:p>
          </table:table-cell>
          <table:table-cell office:value-type="float" office:value="0.317" calcext:value-type="float">
            <text:p>0,317</text:p>
          </table:table-cell>
          <table:table-cell office:value-type="float" office:value="0.337" calcext:value-type="float">
            <text:p>0,337</text:p>
          </table:table-cell>
          <table:table-cell/>
          <table:table-cell table:formula="of:=AVERAGE([.C21:.E21])" office:value-type="float" office:value="0.324666666666667" calcext:value-type="float">
            <text:p>0,325</text:p>
          </table:table-cell>
          <table:table-cell table:formula="of:=STDEV([.C21:.E21])" office:value-type="float" office:value="0.010785793124909" calcext:value-type="float">
            <text:p>0,011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21]/2" office:value-type="float" office:value="32" calcext:value-type="float">
            <text:p>32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277" calcext:value-type="float">
            <text:p>0,277</text:p>
          </table:table-cell>
          <table:table-cell/>
          <table:table-cell table:formula="of:=AVERAGE([.C22:.E22])" office:value-type="float" office:value="0.275666666666667" calcext:value-type="float">
            <text:p>0,276</text:p>
          </table:table-cell>
          <table:table-cell table:formula="of:=STDEV([.C22:.E22])" office:value-type="float" office:value="0.00513160143944689" calcext:value-type="float">
            <text:p>0,005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22]/2" office:value-type="float" office:value="16" calcext:value-type="float">
            <text:p>16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22" calcext:value-type="float">
            <text:p>0,022</text:p>
          </table:table-cell>
          <table:table-cell/>
          <table:table-cell table:formula="of:=AVERAGE([.C23:.E23])" office:value-type="float" office:value="0.0206666666666667" calcext:value-type="float">
            <text:p>0,021</text:p>
          </table:table-cell>
          <table:table-cell table:formula="of:=STDEV([.C23:.E23])" office:value-type="float" office:value="0.00115470053837925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23]/2" office:value-type="float" office:value="8" calcext:value-type="float">
            <text:p>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3" calcext:value-type="float">
            <text:p>0,013</text:p>
          </table:table-cell>
          <table:table-cell/>
          <table:table-cell table:formula="of:=AVERAGE([.C24:.E24])" office:value-type="float" office:value="0.0133333333333333" calcext:value-type="float">
            <text:p>0,013</text:p>
          </table:table-cell>
          <table:table-cell table:formula="of:=STDEV([.C24:.E24])" office:value-type="float" office:value="0.000577350269189625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24]/2" office:value-type="float" office:value="4" calcext:value-type="float">
            <text:p>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AVERAGE([.C25:.E25])" office:value-type="float" office:value="0.0123333333333333" calcext:value-type="float">
            <text:p>0,012</text:p>
          </table:table-cell>
          <table:table-cell table:formula="of:=STDEV([.C25:.E25])" office:value-type="float" office:value="0.000577350269189626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25]/2" office:value-type="float" office:value="2" calcext:value-type="float">
            <text:p>2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1" calcext:value-type="float">
            <text:p>0,011</text:p>
          </table:table-cell>
          <table:table-cell/>
          <table:table-cell table:formula="of:=AVERAGE([.C26:.E26])" office:value-type="float" office:value="0.0113333333333333" calcext:value-type="float">
            <text:p>0,011</text:p>
          </table:table-cell>
          <table:table-cell table:formula="of:=STDEV([.C26:.E26])" office:value-type="float" office:value="0.000577350269189626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26]/2"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AVERAGE([.C27:.E27])" office:value-type="float" office:value="0.0103333333333333" calcext:value-type="float">
            <text:p>0,010</text:p>
          </table:table-cell>
          <table:table-cell table:formula="of:=STDEV([.C27:.E27])" office:value-type="float" office:value="0.000577350269189625" calcext:value-type="float">
            <text:p>0,0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um=</text:p>
          </table:table-cell>
          <table:table-cell table:style-name="ce3" table:formula="of:=SUM([.G16:.G27])" office:value-type="float" office:value="46.276" calcext:value-type="float">
            <text:p>46,276</text:p>
          </table:table-cell>
          <table:table-cell table:number-columns-repeated="10"/>
        </table:table-row>
        <table:table-row table:style-name="ro2" table:number-rows-repeated="2">
          <table:table-cell table:number-columns-repeated="6"/>
          <table:table-cell table:style-name="ce2"/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5.516" calcext:value-type="float">
            <text:p>5,516</text:p>
          </table:table-cell>
          <table:table-cell office:value-type="float" office:value="5.536" calcext:value-type="float">
            <text:p>5,536</text:p>
          </table:table-cell>
          <table:table-cell office:value-type="float" office:value="5.611" calcext:value-type="float">
            <text:p>5,611</text:p>
          </table:table-cell>
          <table:table-cell/>
          <table:table-cell table:formula="of:=AVERAGE([.C31:.E31])" office:value-type="float" office:value="5.55433333333333" calcext:value-type="float">
            <text:p>5,554</text:p>
          </table:table-cell>
          <table:table-cell table:formula="of:=STDEV([.C31:.E31])" office:value-type="float" office:value="0.050083264004389" calcext:value-type="float">
            <text:p>0,050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31]/2" office:value-type="float" office:value="256" calcext:value-type="float">
            <text:p>256</text:p>
          </table:table-cell>
          <table:table-cell office:value-type="float" office:value="1.469" calcext:value-type="float">
            <text:p>1,469</text:p>
          </table:table-cell>
          <table:table-cell office:value-type="float" office:value="1.496" calcext:value-type="float">
            <text:p>1,496</text:p>
          </table:table-cell>
          <table:table-cell office:value-type="float" office:value="1.467" calcext:value-type="float">
            <text:p>1,467</text:p>
          </table:table-cell>
          <table:table-cell/>
          <table:table-cell table:formula="of:=AVERAGE([.C32:.E32])" office:value-type="float" office:value="1.47733333333333" calcext:value-type="float">
            <text:p>1,477</text:p>
          </table:table-cell>
          <table:table-cell table:formula="of:=STDEV([.C32:.E32])" office:value-type="float" office:value="0.0161967074843417" calcext:value-type="float">
            <text:p>0,016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2]/2" office:value-type="float" office:value="128" calcext:value-type="float">
            <text:p>128</text:p>
          </table:table-cell>
          <table:table-cell office:value-type="float" office:value="0.591" calcext:value-type="float">
            <text:p>0,591</text:p>
          </table:table-cell>
          <table:table-cell office:value-type="float" office:value="0.547" calcext:value-type="float">
            <text:p>0,547</text:p>
          </table:table-cell>
          <table:table-cell office:value-type="float" office:value="0.534" calcext:value-type="float">
            <text:p>0,534</text:p>
          </table:table-cell>
          <table:table-cell/>
          <table:table-cell table:formula="of:=AVERAGE([.C33:.E33])" office:value-type="float" office:value="0.557333333333333" calcext:value-type="float">
            <text:p>0,557</text:p>
          </table:table-cell>
          <table:table-cell table:formula="of:=STDEV([.C33:.E33])" office:value-type="float" office:value="0.029871948937646" calcext:value-type="float">
            <text:p>0,030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3]/2" office:value-type="float" office:value="64" calcext:value-type="float">
            <text:p>64</text:p>
          </table:table-cell>
          <table:table-cell office:value-type="float" office:value="0.34" calcext:value-type="float">
            <text:p>0,34</text:p>
          </table:table-cell>
          <table:table-cell office:value-type="float" office:value="0.326" calcext:value-type="float">
            <text:p>0,326</text:p>
          </table:table-cell>
          <table:table-cell office:value-type="float" office:value="0.32" calcext:value-type="float">
            <text:p>0,32</text:p>
          </table:table-cell>
          <table:table-cell/>
          <table:table-cell table:formula="of:=AVERAGE([.C34:.E34])" office:value-type="float" office:value="0.328666666666667" calcext:value-type="float">
            <text:p>0,329</text:p>
          </table:table-cell>
          <table:table-cell table:formula="of:=STDEV([.C34:.E34])" office:value-type="float" office:value="0.0102632028788938" calcext:value-type="float">
            <text:p>0,010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34]/2" office:value-type="float" office:value="32" calcext:value-type="float">
            <text:p>32</text:p>
          </table:table-cell>
          <table:table-cell office:value-type="float" office:value="0.28" calcext:value-type="float">
            <text:p>0,28</text:p>
          </table:table-cell>
          <table:table-cell office:value-type="float" office:value="0.274" calcext:value-type="float">
            <text:p>0,274</text:p>
          </table:table-cell>
          <table:table-cell office:value-type="float" office:value="0.277" calcext:value-type="float">
            <text:p>0,277</text:p>
          </table:table-cell>
          <table:table-cell/>
          <table:table-cell table:formula="of:=AVERAGE([.C35:.E35])" office:value-type="float" office:value="0.277" calcext:value-type="float">
            <text:p>0,277</text:p>
          </table:table-cell>
          <table:table-cell table:formula="of:=STDEV([.C35:.E35])" office:value-type="float" office:value="0.003" calcext:value-type="float">
            <text:p>0,003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35]/2" office:value-type="float" office:value="16" calcext:value-type="float">
            <text:p>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VERAGE([.C36:.E36])" office:value-type="float" office:value="0.022" calcext:value-type="float">
            <text:p>0,022</text:p>
          </table:table-cell>
          <table:table-cell table:formula="of:=STDEV([.C36:.E36])" office:value-type="float" office:value="0.00264575131106459" calcext:value-type="float">
            <text:p>0,003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36]/2" office:value-type="float" office:value="8" calcext:value-type="float">
            <text:p>8</text:p>
          </table:table-cell>
          <table:table-cell office:value-type="float" office:value="0.014" calcext:value-type="float">
            <text:p>0,014</text:p>
          </table:table-cell>
          <table:table-cell table:number-columns-repeated="2" office:value-type="float" office:value="0.013" calcext:value-type="float">
            <text:p>0,013</text:p>
          </table:table-cell>
          <table:table-cell/>
          <table:table-cell table:formula="of:=AVERAGE([.C37:.E37])" office:value-type="float" office:value="0.0133333333333333" calcext:value-type="float">
            <text:p>0,013</text:p>
          </table:table-cell>
          <table:table-cell table:formula="of:=STDEV([.C37:.E37])" office:value-type="float" office:value="0.000577350269189625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37]/2" office:value-type="float" office:value="4" calcext:value-type="float">
            <text:p>4</text:p>
          </table:table-cell>
          <table:table-cell office:value-type="float" office:value="0.013" calcext:value-type="float">
            <text:p>0,013</text:p>
          </table:table-cell>
          <table:table-cell table:number-columns-repeated="2" office:value-type="float" office:value="0.012" calcext:value-type="float">
            <text:p>0,012</text:p>
          </table:table-cell>
          <table:table-cell/>
          <table:table-cell table:formula="of:=AVERAGE([.C38:.E38])" office:value-type="float" office:value="0.0123333333333333" calcext:value-type="float">
            <text:p>0,012</text:p>
          </table:table-cell>
          <table:table-cell table:formula="of:=STDEV([.C38:.E38])" office:value-type="float" office:value="0.000577350269189626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38]/2" office:value-type="float" office:value="2" calcext:value-type="float">
            <text:p>2</text:p>
          </table:table-cell>
          <table:table-cell table:number-columns-repeated="3" office:value-type="float" office:value="0.011" calcext:value-type="float">
            <text:p>0,011</text:p>
          </table:table-cell>
          <table:table-cell/>
          <table:table-cell table:formula="of:=AVERAGE([.C39:.E39])" office:value-type="float" office:value="0.011" calcext:value-type="float">
            <text:p>0,011</text:p>
          </table:table-cell>
          <table:table-cell table:formula="of:=STDEV([.C39:.E39])" office:value-type="float" office:value="0" calcext:value-type="float">
            <text:p>0,000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39]/2"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table:formula="of:=AVERAGE([.C40:.E40])" office:value-type="float" office:value="0.0106666666666667" calcext:value-type="float">
            <text:p>0,011</text:p>
          </table:table-cell>
          <table:table-cell table:formula="of:=STDEV([.C40:.E40])" office:value-type="float" office:value="0.00115470053837925" calcext:value-type="float">
            <text:p>0,0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um=</text:p>
          </table:table-cell>
          <table:table-cell table:style-name="ce3" table:formula="of:=SUM([.G31:.G40])" office:value-type="float" office:value="8.264" calcext:value-type="float">
            <text:p>8,264</text:p>
          </table:table-cell>
          <table:table-cell table:number-columns-repeated="10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exture without mips</text:p>
          </table:table-cell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86.076" calcext:value-type="float">
            <text:p>86,076</text:p>
          </table:table-cell>
          <table:table-cell office:value-type="float" office:value="86.29" calcext:value-type="float">
            <text:p>86,29</text:p>
          </table:table-cell>
          <table:table-cell office:value-type="float" office:value="86.114" calcext:value-type="float">
            <text:p>86,114</text:p>
          </table:table-cell>
          <table:table-cell/>
          <table:table-cell table:formula="of:=AVERAGE([.C44:.E44])" office:value-type="float" office:value="86.16" calcext:value-type="float">
            <text:p>86,160</text:p>
          </table:table-cell>
          <table:table-cell table:formula="of:=STDEV([.C44:.E44])" office:value-type="float" office:value="0.114175303809542" calcext:value-type="float">
            <text:p>0,114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44]/2" office:value-type="float" office:value="1024" calcext:value-type="float">
            <text:p>1024</text:p>
          </table:table-cell>
          <table:table-cell office:value-type="float" office:value="21.785" calcext:value-type="float">
            <text:p>21,785</text:p>
          </table:table-cell>
          <table:table-cell office:value-type="float" office:value="21.91" calcext:value-type="float">
            <text:p>21,91</text:p>
          </table:table-cell>
          <table:table-cell office:value-type="float" office:value="21.619" calcext:value-type="float">
            <text:p>21,619</text:p>
          </table:table-cell>
          <table:table-cell/>
          <table:table-cell table:formula="of:=AVERAGE([.C45:.E45])" office:value-type="float" office:value="21.7713333333333" calcext:value-type="float">
            <text:p>21,771</text:p>
          </table:table-cell>
          <table:table-cell table:formula="of:=STDEV([.C45:.E45])" office:value-type="float" office:value="0.145980592317381" calcext:value-type="float">
            <text:p>0,146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45]/2" office:value-type="float" office:value="512" calcext:value-type="float">
            <text:p>512</text:p>
          </table:table-cell>
          <table:table-cell office:value-type="float" office:value="5.358" calcext:value-type="float">
            <text:p>5,358</text:p>
          </table:table-cell>
          <table:table-cell office:value-type="float" office:value="5.409" calcext:value-type="float">
            <text:p>5,409</text:p>
          </table:table-cell>
          <table:table-cell office:value-type="float" office:value="5.378" calcext:value-type="float">
            <text:p>5,378</text:p>
          </table:table-cell>
          <table:table-cell/>
          <table:table-cell table:formula="of:=AVERAGE([.C46:.E46])" office:value-type="float" office:value="5.38166666666667" calcext:value-type="float">
            <text:p>5,382</text:p>
          </table:table-cell>
          <table:table-cell table:formula="of:=STDEV([.C46:.E46])" office:value-type="float" office:value="0.0256969518296108" calcext:value-type="float">
            <text:p>0,026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6]/2" office:value-type="float" office:value="256" calcext:value-type="float">
            <text:p>256</text:p>
          </table:table-cell>
          <table:table-cell office:value-type="float" office:value="1.287" calcext:value-type="float">
            <text:p>1,287</text:p>
          </table:table-cell>
          <table:table-cell office:value-type="float" office:value="1.297" calcext:value-type="float">
            <text:p>1,297</text:p>
          </table:table-cell>
          <table:table-cell office:value-type="float" office:value="1.267" calcext:value-type="float">
            <text:p>1,267</text:p>
          </table:table-cell>
          <table:table-cell/>
          <table:table-cell table:formula="of:=AVERAGE([.C47:.E47])" office:value-type="float" office:value="1.28366666666667" calcext:value-type="float">
            <text:p>1,284</text:p>
          </table:table-cell>
          <table:table-cell table:formula="of:=STDEV([.C47:.E47])" office:value-type="float" office:value="0.0152752523165195" calcext:value-type="float">
            <text:p>0,015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7]/2" office:value-type="float" office:value="128" calcext:value-type="float">
            <text:p>128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8" calcext:value-type="float">
            <text:p>0,298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AVERAGE([.C48:.E48])" office:value-type="float" office:value="0.298333333333333" calcext:value-type="float">
            <text:p>0,298</text:p>
          </table:table-cell>
          <table:table-cell table:formula="of:=STDEV([.C48:.E48])" office:value-type="float" office:value="0.00152752523165198" calcext:value-type="float">
            <text:p>0,002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48]/2" office:value-type="float" office:value="64" calcext:value-type="float">
            <text:p>64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2" calcext:value-type="float">
            <text:p>0,082</text:p>
          </table:table-cell>
          <table:table-cell office:value-type="float" office:value="0.081" calcext:value-type="float">
            <text:p>0,081</text:p>
          </table:table-cell>
          <table:table-cell/>
          <table:table-cell table:formula="of:=AVERAGE([.C49:.E49])" office:value-type="float" office:value="0.08" calcext:value-type="float">
            <text:p>0,080</text:p>
          </table:table-cell>
          <table:table-cell table:formula="of:=STDEV([.C49:.E49])" office:value-type="float" office:value="0.00264575131106459" calcext:value-type="float">
            <text:p>0,003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49]/2" office:value-type="float" office:value="32" calcext:value-type="float">
            <text:p>32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VERAGE([.C50:.E50])" office:value-type="float" office:value="0.031" calcext:value-type="float">
            <text:p>0,031</text:p>
          </table:table-cell>
          <table:table-cell table:formula="of:=STDEV([.C50:.E50])" office:value-type="float" office:value="0.001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50]/2" office:value-type="float" office:value="16" calcext:value-type="float">
            <text:p>16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" calcext:value-type="float">
            <text:p>0,02</text:p>
          </table:table-cell>
          <table:table-cell office:value-type="float" office:value="0.021" calcext:value-type="float">
            <text:p>0,021</text:p>
          </table:table-cell>
          <table:table-cell/>
          <table:table-cell table:formula="of:=AVERAGE([.C51:.E51])" office:value-type="float" office:value="0.021" calcext:value-type="float">
            <text:p>0,021</text:p>
          </table:table-cell>
          <table:table-cell table:formula="of:=STDEV([.C51:.E51])" office:value-type="float" office:value="0.000999999999999999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51]/2" office:value-type="float" office:value="8" calcext:value-type="float">
            <text:p>8</text:p>
          </table:table-cell>
          <table:table-cell table:number-columns-repeated="3" office:value-type="float" office:value="0.017" calcext:value-type="float">
            <text:p>0,017</text:p>
          </table:table-cell>
          <table:table-cell/>
          <table:table-cell table:formula="of:=AVERAGE([.C52:.E52])" office:value-type="float" office:value="0.017" calcext:value-type="float">
            <text:p>0,017</text:p>
          </table:table-cell>
          <table:table-cell table:formula="of:=STDEV([.C52:.E52])" office:value-type="float" office:value="0" calcext:value-type="float">
            <text:p>0,000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52]/2" office:value-type="float" office:value="4" calcext:value-type="float">
            <text:p>4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AVERAGE([.C53:.E53])" office:value-type="float" office:value="0.016" calcext:value-type="float">
            <text:p>0,016</text:p>
          </table:table-cell>
          <table:table-cell table:formula="of:=STDEV([.C53:.E53])" office:value-type="float" office:value="0.001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53]/2" office:value-type="float" office:value="2" calcext:value-type="float">
            <text:p>2</text:p>
          </table:table-cell>
          <table:table-cell table:number-columns-repeated="3" office:value-type="float" office:value="0.016" calcext:value-type="float">
            <text:p>0,016</text:p>
          </table:table-cell>
          <table:table-cell/>
          <table:table-cell table:formula="of:=AVERAGE([.C54:.E54])" office:value-type="float" office:value="0.016" calcext:value-type="float">
            <text:p>0,016</text:p>
          </table:table-cell>
          <table:table-cell table:formula="of:=STDEV([.C54:.E54])" office:value-type="float" office:value="0" calcext:value-type="float">
            <text:p>0,000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54]/2" office:value-type="float" office:value="1" calcext:value-type="float">
            <text:p>1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0.013" calcext:value-type="float">
            <text:p>0,013</text:p>
          </table:table-cell>
          <table:table-cell/>
          <table:table-cell table:formula="of:=AVERAGE([.C55:.E55])" office:value-type="float" office:value="0.0143333333333333" calcext:value-type="float">
            <text:p>0,014</text:p>
          </table:table-cell>
          <table:table-cell table:formula="of:=STDEV([.C55:.E55])" office:value-type="float" office:value="0.00115470053837925" calcext:value-type="float">
            <text:p>0,001</text:p>
          </table:table-cell>
          <table:table-cell table:number-columns-repeated="9"/>
        </table:table-row>
      </table:table>
      <table:table table:name="tex generate mips" table:style-name="ta1">
        <table:shapes>
          <draw:frame draw:z-index="0" draw:style-name="gr1" draw:text-style-name="P1" svg:width="19.696cm" svg:height="11.579cm" svg:x="18.842cm" svg:y="7.719cm">
            <draw:object draw:notify-on-update-of-ranges="'tex generate mips'.B2:'tex generate mips'.B13 'tex generate mips'.L2:'tex generate mips'.L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11" table:default-cell-style-name="Default"/>
        <table:table-column table:style-name="co3" table:default-cell-style-name="ce1"/>
        <table:table-column table:style-name="co3" table:default-cell-style-name="ce2"/>
        <table:table-row table:style-name="ro1">
          <table:table-cell table:number-columns-repeated="11"/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stdev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51.615" calcext:value-type="float">
            <text:p>51,615</text:p>
          </table:table-cell>
          <table:table-cell office:value-type="float" office:value="45.539" calcext:value-type="float">
            <text:p>45,539</text:p>
          </table:table-cell>
          <table:table-cell office:value-type="float" office:value="45.609" calcext:value-type="float">
            <text:p>45,609</text:p>
          </table:table-cell>
          <table:table-cell office:value-type="float" office:value="45.671" calcext:value-type="float">
            <text:p>45,671</text:p>
          </table:table-cell>
          <table:table-cell office:value-type="float" office:value="45.72" calcext:value-type="float">
            <text:p>45,72</text:p>
          </table:table-cell>
          <table:table-cell office:value-type="float" office:value="46.004" calcext:value-type="float">
            <text:p>46,004</text:p>
          </table:table-cell>
          <table:table-cell office:value-type="float" office:value="45.762" calcext:value-type="float">
            <text:p>45,762</text:p>
          </table:table-cell>
          <table:table-cell/>
          <table:table-cell table:formula="of:=AVERAGE([.D2:.J2])" office:value-type="float" office:value="46.56" calcext:value-type="float">
            <text:p>46,560</text:p>
          </table:table-cell>
          <table:table-cell table:formula="of:=STDEV([.D2:.J2])" office:value-type="float" office:value="2.23389525269203" calcext:value-type="float">
            <text:p>2,2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/2" office:value-type="float" office:value="1024" calcext:value-type="float">
            <text:p>1024</text:p>
          </table:table-cell>
          <table:table-cell/>
          <table:table-cell office:value-type="float" office:value="8.738" calcext:value-type="float">
            <text:p>8,738</text:p>
          </table:table-cell>
          <table:table-cell office:value-type="float" office:value="8.712" calcext:value-type="float">
            <text:p>8,712</text:p>
          </table:table-cell>
          <table:table-cell office:value-type="float" office:value="8.707" calcext:value-type="float">
            <text:p>8,707</text:p>
          </table:table-cell>
          <table:table-cell office:value-type="float" office:value="8.703" calcext:value-type="float">
            <text:p>8,703</text:p>
          </table:table-cell>
          <table:table-cell office:value-type="float" office:value="8.687" calcext:value-type="float">
            <text:p>8,687</text:p>
          </table:table-cell>
          <table:table-cell office:value-type="float" office:value="8.703" calcext:value-type="float">
            <text:p>8,703</text:p>
          </table:table-cell>
          <table:table-cell office:value-type="float" office:value="8.725" calcext:value-type="float">
            <text:p>8,725</text:p>
          </table:table-cell>
          <table:table-cell/>
          <table:table-cell table:formula="of:=AVERAGE([.D3:.J3])" office:value-type="float" office:value="8.71071428571429" calcext:value-type="float">
            <text:p>8,711</text:p>
          </table:table-cell>
          <table:table-cell table:formula="of:=STDEV([.D3:.J3])" office:value-type="float" office:value="0.0165601357252317" calcext:value-type="float">
            <text:p>0,0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/2" office:value-type="float" office:value="512" calcext:value-type="float">
            <text:p>512</text:p>
          </table:table-cell>
          <table:table-cell/>
          <table:table-cell office:value-type="float" office:value="3.822" calcext:value-type="float">
            <text:p>3,822</text:p>
          </table:table-cell>
          <table:table-cell office:value-type="float" office:value="3.716" calcext:value-type="float">
            <text:p>3,716</text:p>
          </table:table-cell>
          <table:table-cell office:value-type="float" office:value="3.743" calcext:value-type="float">
            <text:p>3,743</text:p>
          </table:table-cell>
          <table:table-cell office:value-type="float" office:value="3.85" calcext:value-type="float">
            <text:p>3,85</text:p>
          </table:table-cell>
          <table:table-cell office:value-type="float" office:value="3.748" calcext:value-type="float">
            <text:p>3,748</text:p>
          </table:table-cell>
          <table:table-cell office:value-type="float" office:value="3.785" calcext:value-type="float">
            <text:p>3,785</text:p>
          </table:table-cell>
          <table:table-cell office:value-type="float" office:value="3.731" calcext:value-type="float">
            <text:p>3,731</text:p>
          </table:table-cell>
          <table:table-cell/>
          <table:table-cell table:formula="of:=AVERAGE([.D4:.J4])" office:value-type="float" office:value="3.77071428571429" calcext:value-type="float">
            <text:p>3,771</text:p>
          </table:table-cell>
          <table:table-cell table:formula="of:=STDEV([.D4:.J4])" office:value-type="float" office:value="0.0499590308343223" calcext:value-type="float">
            <text:p>0,05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/2" office:value-type="float" office:value="256" calcext:value-type="float">
            <text:p>256</text:p>
          </table:table-cell>
          <table:table-cell/>
          <table:table-cell office:value-type="float" office:value="2.328" calcext:value-type="float">
            <text:p>2,328</text:p>
          </table:table-cell>
          <table:table-cell office:value-type="float" office:value="2.324" calcext:value-type="float">
            <text:p>2,324</text:p>
          </table:table-cell>
          <table:table-cell office:value-type="float" office:value="2.297" calcext:value-type="float">
            <text:p>2,297</text:p>
          </table:table-cell>
          <table:table-cell office:value-type="float" office:value="2.307" calcext:value-type="float">
            <text:p>2,307</text:p>
          </table:table-cell>
          <table:table-cell office:value-type="float" office:value="2.298" calcext:value-type="float">
            <text:p>2,298</text:p>
          </table:table-cell>
          <table:table-cell office:value-type="float" office:value="2.339" calcext:value-type="float">
            <text:p>2,339</text:p>
          </table:table-cell>
          <table:table-cell office:value-type="float" office:value="2.302" calcext:value-type="float">
            <text:p>2,302</text:p>
          </table:table-cell>
          <table:table-cell/>
          <table:table-cell table:formula="of:=AVERAGE([.D5:.J5])" office:value-type="float" office:value="2.31357142857143" calcext:value-type="float">
            <text:p>2,314</text:p>
          </table:table-cell>
          <table:table-cell table:formula="of:=STDEV([.D5:.J5])" office:value-type="float" office:value="0.016621844491082" calcext:value-type="float">
            <text:p>0,01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/2" office:value-type="float" office:value="128" calcext:value-type="float">
            <text:p>128</text:p>
          </table:table-cell>
          <table:table-cell/>
          <table:table-cell office:value-type="float" office:value="1.725" calcext:value-type="float">
            <text:p>1,725</text:p>
          </table:table-cell>
          <table:table-cell office:value-type="float" office:value="1.734" calcext:value-type="float">
            <text:p>1,734</text:p>
          </table:table-cell>
          <table:table-cell office:value-type="float" office:value="1.719" calcext:value-type="float">
            <text:p>1,719</text:p>
          </table:table-cell>
          <table:table-cell office:value-type="float" office:value="1.813" calcext:value-type="float">
            <text:p>1,813</text:p>
          </table:table-cell>
          <table:table-cell office:value-type="float" office:value="1.758" calcext:value-type="float">
            <text:p>1,758</text:p>
          </table:table-cell>
          <table:table-cell office:value-type="float" office:value="1.722" calcext:value-type="float">
            <text:p>1,722</text:p>
          </table:table-cell>
          <table:table-cell office:value-type="float" office:value="1.74" calcext:value-type="float">
            <text:p>1,74</text:p>
          </table:table-cell>
          <table:table-cell/>
          <table:table-cell table:formula="of:=AVERAGE([.D6:.J6])" office:value-type="float" office:value="1.74442857142857" calcext:value-type="float">
            <text:p>1,744</text:p>
          </table:table-cell>
          <table:table-cell table:formula="of:=STDEV([.D6:.J6])" office:value-type="float" office:value="0.0330194747730141" calcext:value-type="float">
            <text:p>0,0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/2" office:value-type="float" office:value="64" calcext:value-type="float">
            <text:p>64</text:p>
          </table:table-cell>
          <table:table-cell/>
          <table:table-cell office:value-type="float" office:value="1.438" calcext:value-type="float">
            <text:p>1,438</text:p>
          </table:table-cell>
          <table:table-cell office:value-type="float" office:value="1.42" calcext:value-type="float">
            <text:p>1,42</text:p>
          </table:table-cell>
          <table:table-cell office:value-type="float" office:value="1.427" calcext:value-type="float">
            <text:p>1,427</text:p>
          </table:table-cell>
          <table:table-cell office:value-type="float" office:value="1.439" calcext:value-type="float">
            <text:p>1,439</text:p>
          </table:table-cell>
          <table:table-cell office:value-type="float" office:value="1.425" calcext:value-type="float">
            <text:p>1,425</text:p>
          </table:table-cell>
          <table:table-cell office:value-type="float" office:value="1.45" calcext:value-type="float">
            <text:p>1,45</text:p>
          </table:table-cell>
          <table:table-cell office:value-type="float" office:value="1.44" calcext:value-type="float">
            <text:p>1,44</text:p>
          </table:table-cell>
          <table:table-cell/>
          <table:table-cell table:formula="of:=AVERAGE([.D7:.J7])" office:value-type="float" office:value="1.43414285714286" calcext:value-type="float">
            <text:p>1,434</text:p>
          </table:table-cell>
          <table:table-cell table:formula="of:=STDEV([.D7:.J7])" office:value-type="float" office:value="0.0104790039512123" calcext:value-type="float">
            <text:p>0,0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/2" office:value-type="float" office:value="32" calcext:value-type="float">
            <text:p>32</text:p>
          </table:table-cell>
          <table:table-cell/>
          <table:table-cell office:value-type="float" office:value="1.186" calcext:value-type="float">
            <text:p>1,186</text:p>
          </table:table-cell>
          <table:table-cell office:value-type="float" office:value="1.195" calcext:value-type="float">
            <text:p>1,195</text:p>
          </table:table-cell>
          <table:table-cell office:value-type="float" office:value="1.19" calcext:value-type="float">
            <text:p>1,19</text:p>
          </table:table-cell>
          <table:table-cell office:value-type="float" office:value="1.196" calcext:value-type="float">
            <text:p>1,196</text:p>
          </table:table-cell>
          <table:table-cell office:value-type="float" office:value="1.178" calcext:value-type="float">
            <text:p>1,178</text:p>
          </table:table-cell>
          <table:table-cell office:value-type="float" office:value="1.182" calcext:value-type="float">
            <text:p>1,182</text:p>
          </table:table-cell>
          <table:table-cell office:value-type="float" office:value="1.202" calcext:value-type="float">
            <text:p>1,202</text:p>
          </table:table-cell>
          <table:table-cell/>
          <table:table-cell table:formula="of:=AVERAGE([.D8:.J8])" office:value-type="float" office:value="1.18985714285714" calcext:value-type="float">
            <text:p>1,190</text:p>
          </table:table-cell>
          <table:table-cell table:formula="of:=STDEV([.D8:.J8])" office:value-type="float" office:value="0.00845435925876058" calcext:value-type="float">
            <text:p>0,0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/2" office:value-type="float" office:value="16" calcext:value-type="float">
            <text:p>16</text:p>
          </table:table-cell>
          <table:table-cell/>
          <table:table-cell table:number-columns-repeated="2" office:value-type="float" office:value="4.637" calcext:value-type="float">
            <text:p>4,637</text:p>
          </table:table-cell>
          <table:table-cell office:value-type="float" office:value="4.638" calcext:value-type="float">
            <text:p>4,638</text:p>
          </table:table-cell>
          <table:table-cell office:value-type="float" office:value="4.643" calcext:value-type="float">
            <text:p>4,643</text:p>
          </table:table-cell>
          <table:table-cell office:value-type="float" office:value="4.664" calcext:value-type="float">
            <text:p>4,664</text:p>
          </table:table-cell>
          <table:table-cell office:value-type="float" office:value="4.621" calcext:value-type="float">
            <text:p>4,621</text:p>
          </table:table-cell>
          <table:table-cell office:value-type="float" office:value="4.665" calcext:value-type="float">
            <text:p>4,665</text:p>
          </table:table-cell>
          <table:table-cell/>
          <table:table-cell table:formula="of:=AVERAGE([.D9:.J9])" office:value-type="float" office:value="4.64357142857143" calcext:value-type="float">
            <text:p>4,644</text:p>
          </table:table-cell>
          <table:table-cell table:formula="of:=STDEV([.D9:.J9])" office:value-type="float" office:value="0.0158309522019063" calcext:value-type="float">
            <text:p>0,01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/2" office:value-type="float" office:value="8" calcext:value-type="float">
            <text:p>8</text:p>
          </table:table-cell>
          <table:table-cell/>
          <table:table-cell office:value-type="float" office:value="1.254" calcext:value-type="float">
            <text:p>1,254</text:p>
          </table:table-cell>
          <table:table-cell office:value-type="float" office:value="1.264" calcext:value-type="float">
            <text:p>1,264</text:p>
          </table:table-cell>
          <table:table-cell office:value-type="float" office:value="1.259" calcext:value-type="float">
            <text:p>1,259</text:p>
          </table:table-cell>
          <table:table-cell office:value-type="float" office:value="1.262" calcext:value-type="float">
            <text:p>1,262</text:p>
          </table:table-cell>
          <table:table-cell office:value-type="float" office:value="1.259" calcext:value-type="float">
            <text:p>1,259</text:p>
          </table:table-cell>
          <table:table-cell office:value-type="float" office:value="1.265" calcext:value-type="float">
            <text:p>1,265</text:p>
          </table:table-cell>
          <table:table-cell office:value-type="float" office:value="1.299" calcext:value-type="float">
            <text:p>1,299</text:p>
          </table:table-cell>
          <table:table-cell/>
          <table:table-cell table:formula="of:=AVERAGE([.D10:.J10])" office:value-type="float" office:value="1.266" calcext:value-type="float">
            <text:p>1,266</text:p>
          </table:table-cell>
          <table:table-cell table:formula="of:=STDEV([.D10:.J10])" office:value-type="float" office:value="0.0150111069989303" calcext:value-type="float">
            <text:p>0,0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/2" office:value-type="float" office:value="4" calcext:value-type="float">
            <text:p>4</text:p>
          </table:table-cell>
          <table:table-cell/>
          <table:table-cell office:value-type="float" office:value="0.357" calcext:value-type="float">
            <text:p>0,357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0.363" calcext:value-type="float">
            <text:p>0,363</text:p>
          </table:table-cell>
          <table:table-cell office:value-type="float" office:value="0.361" calcext:value-type="float">
            <text:p>0,361</text:p>
          </table:table-cell>
          <table:table-cell office:value-type="float" office:value="0.363" calcext:value-type="float">
            <text:p>0,363</text:p>
          </table:table-cell>
          <table:table-cell office:value-type="float" office:value="0.359" calcext:value-type="float">
            <text:p>0,359</text:p>
          </table:table-cell>
          <table:table-cell/>
          <table:table-cell table:formula="of:=AVERAGE([.D11:.J11])" office:value-type="float" office:value="0.360428571428571" calcext:value-type="float">
            <text:p>0,360</text:p>
          </table:table-cell>
          <table:table-cell table:formula="of:=STDEV([.D11:.J11])" office:value-type="float" office:value="0.00214919697074224" calcext:value-type="float">
            <text:p>0,0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/2" office:value-type="float" office:value="2" calcext:value-type="float">
            <text:p>2</text:p>
          </table:table-cell>
          <table:table-cell/>
          <table:table-cell table:number-columns-repeated="3" office:value-type="float" office:value="0.1" calcext:value-type="float">
            <text:p>0,1</text:p>
          </table:table-cell>
          <table:table-cell office:value-type="float" office:value="0.103" calcext:value-type="float">
            <text:p>0,103</text:p>
          </table:table-cell>
          <table:table-cell office:value-type="float" office:value="0.099" calcext:value-type="float">
            <text:p>0,099</text:p>
          </table:table-cell>
          <table:table-cell office:value-type="float" office:value="0.1" calcext:value-type="float">
            <text:p>0,1</text:p>
          </table:table-cell>
          <table:table-cell office:value-type="float" office:value="0.099" calcext:value-type="float">
            <text:p>0,099</text:p>
          </table:table-cell>
          <table:table-cell/>
          <table:table-cell table:formula="of:=AVERAGE([.D12:.J12])" office:value-type="float" office:value="0.100142857142857" calcext:value-type="float">
            <text:p>0,100</text:p>
          </table:table-cell>
          <table:table-cell table:formula="of:=STDEV([.D12:.J12])" office:value-type="float" office:value="0.0013451854182691" calcext:value-type="float">
            <text:p>0,00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/2" office:value-type="float" office:value="1" calcext:value-type="float">
            <text:p>1</text:p>
          </table:table-cell>
          <table:table-cell/>
          <table:table-cell table:number-columns-repeated="4" office:value-type="float" office:value="0.005" calcext:value-type="float">
            <text:p>0,005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VERAGE([.D13:.J13])" office:value-type="float" office:value="0.00471428571428571" calcext:value-type="float">
            <text:p>0,005</text:p>
          </table:table-cell>
          <table:table-cell table:formula="of:=STDEV([.D13:.J13])" office:value-type="float" office:value="0.000487950036474267" calcext:value-type="float">
            <text:p>0,000</text:p>
          </table:table-cell>
        </table:table-row>
        <table:table-row table:style-name="ro2">
          <table:table-cell table:number-columns-repeated="11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.00.0000</text:date>, <text:time style:data-style-name="N2" text:time-value="0000-00-00T15:13:57.9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3:02:12.855000000</meta:creation-date>
    <dc:date>2014-05-20T15:34:50.541000000</dc:date>
    <meta:editing-duration>PT2H49M23S</meta:editing-duration>
    <meta:editing-cycles>13</meta:editing-cycles>
    <meta:generator>LibreOffice/4.1.5.3$Windows_x86 LibreOffice_project/1c1366bba2ba2b554cd2ca4d87c06da81c05d24</meta:generator>
    <meta:document-statistic meta:table-count="3" meta:cell-count="8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8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 chart:label-position="righ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97cm" svg:height="11.58cm" xlink:href=".." xlink:type="simple" chart:class="chart:line" chart:style-name="ch1">
        <chart:title svg:x="7.966cm" svg:y="0.367cm" chart:style-name="ch2">
          <text:p>GenerateMipmap()</text:p>
        </chart:title>
        <chart:legend chart:legend-position="end" svg:x="17.797cm" svg:y="5.478cm" style:legend-expansion="high" chart:style-name="ch3"/>
        <chart:plot-area chart:style-name="ch4" table:cell-range-address="'tex generate mips'.B2:'tex generate mips'.B13 'tex generate mips'.L2:'tex generate mips'.L13" chart:data-source-has-labels="both" svg:x="1.431cm" svg:y="1.839cm" svg:width="15.58cm" svg:height="9.09cm">
          <chartooo:coordinate-region svg:x="2.529cm" svg:y="2.051cm" svg:width="14.388cm" svg:height="8.205cm"/>
          <chart:axis chart:dimension="x" chart:name="primary-x" chart:style-name="ch5" chartooo:axis-type="auto">
            <chartooo:date-scale/>
            <chart:categories table:cell-range-address="'tex generate mips'.B2:'tex generate mips'.B13"/>
            <chart:grid chart:style-name="ch6" chart:class="major"/>
          </chart:axis>
          <chart:axis chart:dimension="y" chart:name="primary-y" chart:style-name="ch7">
            <chart:title svg:x="0.451cm" svg:y="7.076cm" chart:style-name="ch8">
              <text:p>time, ms</text:p>
            </chart:title>
            <chart:grid chart:style-name="ch6" chart:class="major"/>
          </chart:axis>
          <chart:series chart:style-name="ch9" chart:values-cell-range-address="'tex generate mips'.L2:'tex generate mips'.L13" chart:label-cell-address="" chart:class="chart:line"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</text:p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'tex generate mips'.B2:'tex generate mips'.B13</svg:desc>
                </draw:g>
              </table:table-cell>
              <table:table-cell office:value-type="float" office:value="46.56">
                <text:p>46.56</text:p>
                <draw:g>
                  <svg:desc>'tex generate mips'.L2:'tex generate mips'.L13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.71071428571429">
                <text:p>8.7107142857142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77071428571429">
                <text:p>3.7707142857142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.31357142857143">
                <text:p>2.313571428571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4442857142857">
                <text:p>1.744428571428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43414285714286">
                <text:p>1.434142857142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985714285714">
                <text:p>1.189857142857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64357142857143">
                <text:p>4.643571428571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0428571428571">
                <text:p>0.3604285714285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00142857142857">
                <text:p>0.10014285714285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471428571428571">
                <text:p>0.004714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 chart:label-position="righ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olid-type="cuboid" chart:symbol-type="named-symbol" chart:symbol-name="diamond" chart:symbol-width="0.25cm" chart:symbol-height="0.25cm" chart:data-label-number="value" chart:data-label-text="false" chart:data-label-symbol="false"/>
    </style:style>
    <style:style style:name="ch13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olid-type="cuboid" chart:symbol-type="named-symbol" chart:symbol-name="arrow-down" chart:symbol-width="0.25cm" chart:symbol-height="0.25cm"/>
    </style:style>
    <style:style style:name="ch15" style:family="chart">
      <style:chart-properties chart:solid-type="cuboid" chart:symbol-type="named-symbol" chart:symbol-name="arrow-down" chart:symbol-width="0.25cm" chart:symbol-height="0.25cm" chart:data-label-number="none" chart:data-label-text="false" chart:data-label-symbol="false"/>
    </style:style>
    <style:style style:name="ch16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2">
      <style:chart-properties chart:solid-type="cuboid" chart:symbol-type="named-symbol" chart:symbol-name="arrow-up" chart:symbol-width="0.25cm" chart:symbol-height="0.25cm" chart:data-label-number="value" chart:data-label-text="false" chart:data-label-symbol="false" chart:label-position="bottom"/>
    </style:style>
    <style:style style:name="ch18" style:family="chart">
      <style:chart-properties chart:solid-type="cuboid" chart:symbol-type="named-symbol" chart:symbol-name="arrow-up" chart:symbol-width="0.25cm" chart:symbol-height="0.25cm" chart:data-label-number="value" chart:data-label-text="false" chart:data-label-symbol="fals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045cm" svg:height="13.368cm" xlink:href=".." xlink:type="simple" chart:class="chart:line" chart:style-name="ch1">
        <chart:title svg:x="9.566cm" svg:y="0.403cm" chart:style-name="ch2">
          <text:p>SetPixels</text:p>
        </chart:title>
        <chart:legend chart:legend-position="end" svg:x="18.484cm" svg:y="5.586cm" style:legend-expansion="high" chart:style-name="ch3"/>
        <chart:plot-area chart:style-name="ch4" table:cell-range-address="'tex set pixels'.M1:'tex set pixels'.Q13" chart:data-source-has-labels="both" svg:x="1.458cm" svg:y="1.983cm" svg:width="16.186cm" svg:height="10.698cm">
          <chartooo:coordinate-region svg:x="2.37cm" svg:y="2.195cm" svg:width="15.18cm" svg:height="9.813cm"/>
          <chart:axis chart:dimension="x" chart:name="primary-x" chart:style-name="ch5" chartooo:axis-type="auto">
            <chartooo:date-scale/>
            <chart:categories table:cell-range-address="'tex set pixels'.M2:'tex set pixels'.M13"/>
            <chart:grid chart:style-name="ch6" chart:class="major"/>
          </chart:axis>
          <chart:axis chart:dimension="y" chart:name="primary-y" chart:style-name="ch7">
            <chart:title svg:x="0.451cm" svg:y="8.024cm" chart:style-name="ch8">
              <text:p>time, ms</text:p>
            </chart:title>
            <chart:grid chart:style-name="ch6" chart:class="major"/>
            <chart:grid chart:style-name="ch6" chart:class="minor"/>
          </chart:axis>
          <chart:series chart:style-name="ch9" chart:values-cell-range-address="'tex set pixels'.N2:'tex set pixels'.N13" chart:label-cell-address="'tex set pixels'.N1:'tex set pixels'.N1" chart:class="chart:line">
            <chart:data-point chart:repeated="3"/>
            <chart:data-point chart:style-name="ch10"/>
            <chart:data-point chart:repeated="8"/>
          </chart:series>
          <chart:series chart:style-name="ch11" chart:values-cell-range-address="'tex set pixels'.O2:'tex set pixels'.O13" chart:label-cell-address="'tex set pixels'.O1:'tex set pixels'.O1" chart:class="chart:line">
            <chart:data-point/>
            <chart:data-point chart:style-name="ch12"/>
            <chart:data-point chart:repeated="10"/>
          </chart:series>
          <chart:series chart:style-name="ch13" chart:values-cell-range-address="'tex set pixels'.P2:'tex set pixels'.P13" chart:label-cell-address="'tex set pixels'.P1:'tex set pixels'.P1" chart:class="chart:line">
            <chart:data-point chart:repeated="2"/>
            <chart:data-point chart:style-name="ch14"/>
            <chart:data-point chart:style-name="ch15" chart:repeated="9"/>
          </chart:series>
          <chart:series chart:style-name="ch16" chart:values-cell-range-address="'tex set pixels'.Q2:'tex set pixels'.Q13" chart:label-cell-address="'tex set pixels'.Q1:'tex set pixels'.Q1" chart:class="chart:line">
            <chart:data-point chart:repeated="4"/>
            <chart:data-point chart:style-name="ch17"/>
            <chart:data-point chart:style-name="ch18" chart:repeated="2"/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  <draw:g>
                  <svg:desc>'tex set pixels'.N1:'tex set pixels'.N1</svg:desc>
                </draw:g>
              </table:table-cell>
              <table:table-cell office:value-type="string">
                <text:p>1024</text:p>
                <draw:g>
                  <svg:desc>'tex set pixels'.O1:'tex set pixels'.O1</svg:desc>
                </draw:g>
              </table:table-cell>
              <table:table-cell office:value-type="string">
                <text:p>512</text:p>
                <draw:g>
                  <svg:desc>'tex set pixels'.P1:'tex set pixels'.P1</svg:desc>
                </draw:g>
              </table:table-cell>
              <table:table-cell office:value-type="string">
                <text:p>no mips</text:p>
                <draw:g>
                  <svg:desc>'tex set pixels'.Q1:'tex set pixels'.Q1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'tex set pixels'.M2:'tex set pixels'.M13</svg:desc>
                </draw:g>
              </table:table-cell>
              <table:table-cell office:value-type="float" office:value="86.2893333333333">
                <text:p>86.2893333333333</text:p>
                <draw:g>
                  <svg:desc>'tex set pixels'.N2:'tex set pixels'.N13</svg:desc>
                </draw:g>
              </table:table-cell>
              <table:table-cell office:value-type="float" office:value="NaN">
                <text:p>NaN</text:p>
                <draw:g>
                  <svg:desc>'tex set pixels'.O2:'tex set pixels'.O13</svg:desc>
                </draw:g>
              </table:table-cell>
              <table:table-cell office:value-type="float" office:value="NaN">
                <text:p>NaN</text:p>
                <draw:g>
                  <svg:desc>'tex set pixels'.P2:'tex set pixels'.P13</svg:desc>
                </draw:g>
              </table:table-cell>
              <table:table-cell office:value-type="float" office:value="86.16">
                <text:p>86.16</text:p>
                <draw:g>
                  <svg:desc>'tex set pixels'.Q2:'tex set pixels'.Q13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0.3563333333333">
                <text:p>90.3563333333333</text:p>
              </table:table-cell>
              <table:table-cell office:value-type="float" office:value="21.4526666666667">
                <text:p>21.4526666666667</text:p>
              </table:table-cell>
              <table:table-cell office:value-type="float" office:value="NaN">
                <text:p>NaN</text:p>
              </table:table-cell>
              <table:table-cell office:value-type="float" office:value="21.7713333333333">
                <text:p>21.771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2.5893333333333">
                <text:p>22.5893333333333</text:p>
              </table:table-cell>
              <table:table-cell office:value-type="float" office:value="22.5326666666667">
                <text:p>22.5326666666667</text:p>
              </table:table-cell>
              <table:table-cell office:value-type="float" office:value="5.55433333333333">
                <text:p>5.55433333333333</text:p>
              </table:table-cell>
              <table:table-cell office:value-type="float" office:value="5.38166666666667">
                <text:p>5.3816666666666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44633333333333">
                <text:p>1.44633333333333</text:p>
              </table:table-cell>
              <table:table-cell office:value-type="float" office:value="1.08966666666667">
                <text:p>1.08966666666667</text:p>
              </table:table-cell>
              <table:table-cell office:value-type="float" office:value="1.47733333333333">
                <text:p>1.47733333333333</text:p>
              </table:table-cell>
              <table:table-cell office:value-type="float" office:value="1.28366666666667">
                <text:p>1.283666666666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527">
                <text:p>0.527</text:p>
              </table:table-cell>
              <table:table-cell office:value-type="float" office:value="0.532666666666667">
                <text:p>0.532666666666667</text:p>
              </table:table-cell>
              <table:table-cell office:value-type="float" office:value="0.557333333333333">
                <text:p>0.557333333333333</text:p>
              </table:table-cell>
              <table:table-cell office:value-type="float" office:value="0.298333333333333">
                <text:p>0.298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28">
                <text:p>0.328</text:p>
              </table:table-cell>
              <table:table-cell office:value-type="float" office:value="0.324666666666667">
                <text:p>0.324666666666667</text:p>
              </table:table-cell>
              <table:table-cell office:value-type="float" office:value="0.328666666666667">
                <text:p>0.3286666666666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81333333333333">
                <text:p>0.281333333333333</text:p>
              </table:table-cell>
              <table:table-cell office:value-type="float" office:value="0.275666666666667">
                <text:p>0.275666666666667</text:p>
              </table:table-cell>
              <table:table-cell office:value-type="float" office:value="0.277">
                <text:p>0.27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3">
                <text:p>0.01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1">
                <text:p>0.011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43333333333333">
                <text:p>0.014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 chart:label-position="right"/>
    </style:style>
    <style:style style:name="ch11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2" style:family="chart" style:data-style-name="N109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4" style:family="chart" style:data-style-name="N2">
      <style:chart-properties chart:solid-type="cuboid" chart:symbol-type="named-symbol" chart:symbol-name="diamond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7cm" svg:height="12.998cm" xlink:href=".." xlink:type="simple" chart:class="chart:line" chart:style-name="ch1">
        <chart:title svg:x="8.523cm" svg:y="0.395cm" chart:style-name="ch2">
          <text:p>new Texture2D</text:p>
        </chart:title>
        <chart:legend chart:legend-position="end" svg:x="15.63cm" svg:y="5.925cm" style:legend-expansion="high" chart:style-name="ch3"/>
        <chart:plot-area chart:style-name="ch4" table:cell-range-address="'tex init'.P2:'tex init'.P13 'tex init'.A19:'tex init'.A19 'tex init'.J20:'tex init'.J31 'tex init'.A1:'tex init'.A1 'tex init'.J2:'tex init'.J13" chart:data-source-has-labels="both" svg:x="1.439cm" svg:y="1.951cm" svg:width="13.389cm" svg:height="10.368cm">
          <chartooo:coordinate-region svg:x="2.616cm" svg:y="2.163cm" svg:width="11.84cm" svg:height="9.483cm"/>
          <chart:axis chart:dimension="x" chart:name="primary-x" chart:style-name="ch5" chartooo:axis-type="auto">
            <chartooo:date-scale/>
            <chart:categories table:cell-range-address="'tex init'.P2:'tex init'.P13"/>
            <chart:grid chart:style-name="ch6" chart:class="major"/>
          </chart:axis>
          <chart:axis chart:dimension="y" chart:name="primary-y" chart:style-name="ch7">
            <chart:title svg:x="0.451cm" svg:y="7.827cm" chart:style-name="ch8">
              <text:p>time, ms</text:p>
            </chart:title>
            <chart:grid chart:style-name="ch6" chart:class="major"/>
          </chart:axis>
          <chart:series chart:style-name="ch9" chart:values-cell-range-address="'tex init'.J20:'tex init'.J31" chart:label-cell-address="'tex init'.A19:'tex init'.A19" chart:class="chart:line">
            <chart:data-point chart:style-name="ch10"/>
            <chart:data-point chart:style-name="ch11"/>
            <chart:data-point chart:repeated="10"/>
          </chart:series>
          <chart:series chart:style-name="ch12" chart:values-cell-range-address="'tex init'.J2:'tex init'.J13" chart:label-cell-address="'tex init'.A1:'tex init'.A1" chart:class="chart:line">
            <chart:data-point chart:style-name="ch13"/>
            <chart:data-point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xture without mips</text:p>
                <draw:g>
                  <svg:desc>'tex init'.A19:'tex init'.A19</svg:desc>
                </draw:g>
              </table:table-cell>
              <table:table-cell office:value-type="string">
                <text:p>texture with mips</text:p>
                <draw:g>
                  <svg:desc>'tex init'.A1:'tex init'.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tex init'.P2:'tex init'.P13</svg:desc>
                </draw:g>
              </table:table-cell>
              <table:table-cell office:value-type="float" office:value="5.0566">
                <text:p>5.0566</text:p>
                <draw:g>
                  <svg:desc>'tex init'.J20:'tex init'.J31</svg:desc>
                </draw:g>
              </table:table-cell>
              <table:table-cell office:value-type="float" office:value="5.068">
                <text:p>5.068</text:p>
                <draw:g>
                  <svg:desc>'tex init'.J2:'tex init'.J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6125">
                <text:p>0.0612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36">
                <text:p>0.0436</text:p>
              </table:table-cell>
              <table:table-cell office:value-type="float" office:value="0.2394">
                <text:p>0.23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398">
                <text:p>0.039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96">
                <text:p>0.0396</text:p>
              </table:table-cell>
              <table:table-cell office:value-type="float" office:value="0.2168">
                <text:p>0.21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394">
                <text:p>0.0394</text:p>
              </table:table-cell>
              <table:table-cell office:value-type="float" office:value="0.5808">
                <text:p>0.580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36">
                <text:p>0.0636</text:p>
              </table:table-cell>
              <table:table-cell office:value-type="float" office:value="2.311">
                <text:p>2.31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442">
                <text:p>0.0442</text:p>
              </table:table-cell>
              <table:table-cell office:value-type="float" office:value="10.3196">
                <text:p>10.319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554">
                <text:p>0.0554</text:p>
              </table:table-cell>
              <table:table-cell office:value-type="float" office:value="48.882">
                <text:p>48.88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3706">
                <text:p>2.3706</text:p>
              </table:table-cell>
              <table:table-cell office:value-type="float" office:value="288.4618">
                <text:p>288.461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.6356">
                <text:p>8.6356</text:p>
              </table:table-cell>
              <table:table-cell office:value-type="float" office:value="1262.2222">
                <text:p>1262.222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2.1272">
                <text:p>32.1272</text:p>
              </table:table-cell>
              <table:table-cell office:value-type="float" office:value="5485.0988">
                <text:p>5485.0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